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ans Mono1"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automatic-styles>
    <style:style style:name="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P2" style:family="paragraph" style:parent-style-name="Standard">
      <style:text-properties style:font-name="Ubuntu" fo:font-size="6pt" style:font-size-asian="6pt" style:font-size-complex="6pt"/>
    </style:style>
    <style:style style:name="P3" style:family="paragraph" style:parent-style-name="Standard">
      <style:paragraph-properties fo:text-align="justify" style:justify-single-word="false"/>
      <style:text-properties style:font-name="Ubuntu" fo:font-size="6pt" style:font-size-asian="6pt" style:font-size-complex="6pt"/>
    </style:style>
    <style:style style:name="P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Ubuntu" fo:font-size="6pt" style:font-size-asian="6pt" style:font-size-complex="6pt"/>
    </style:style>
    <style:style style:name="P5" style:family="paragraph" style:parent-style-name="Standard">
      <style:paragraph-properties fo:text-align="justify" style:justify-single-word="false"/>
      <style:text-properties style:font-name="Ubuntu" fo:font-size="6pt" officeooo:paragraph-rsid="0054b728" style:font-size-asian="6pt" style:font-size-complex="6pt"/>
    </style:style>
    <style:style style:name="P6" style:family="paragraph" style:parent-style-name="Standard">
      <style:paragraph-properties fo:text-align="justify" style:justify-single-word="false"/>
      <style:text-properties style:font-name="Ubuntu" fo:font-size="6pt" officeooo:paragraph-rsid="0056d0c7" style:font-size-asian="6pt" style:font-size-complex="6pt"/>
    </style:style>
    <style:style style:name="P7" style:family="paragraph" style:parent-style-name="Standard">
      <style:paragraph-properties fo:text-align="justify" style:justify-single-word="false" fo:break-before="page"/>
      <style:text-properties style:font-name="Ubuntu" fo:font-size="6pt" officeooo:paragraph-rsid="0056d0c7" style:font-size-asian="6pt" style:font-size-complex="6pt"/>
    </style:style>
    <style:style style:name="P8" style:family="paragraph" style:parent-style-name="Standard">
      <style:paragraph-properties fo:text-align="justify" style:justify-single-word="false"/>
      <style:text-properties style:font-name="Ubuntu" fo:font-size="6pt" officeooo:paragraph-rsid="0064df5b" style:font-size-asian="6pt" style:font-size-complex="6pt"/>
    </style:style>
    <style:style style:name="P9" style:family="paragraph" style:parent-style-name="Standard">
      <style:paragraph-properties fo:text-align="justify" style:justify-single-word="false"/>
      <style:text-properties style:font-name="Ubuntu" fo:font-size="6pt" officeooo:paragraph-rsid="0065d84b" style:font-size-asian="6pt" style:font-size-complex="6pt"/>
    </style:style>
    <style:style style:name="P10" style:family="paragraph" style:parent-style-name="Standard">
      <style:paragraph-properties fo:text-align="justify" style:justify-single-word="false"/>
      <style:text-properties style:font-name="Ubuntu" fo:font-size="6pt" officeooo:paragraph-rsid="00667769" style:font-size-asian="6pt" style:font-size-complex="6pt"/>
    </style:style>
    <style:style style:name="P11" style:family="paragraph" style:parent-style-name="Standard">
      <style:paragraph-properties fo:text-align="justify" style:justify-single-word="false"/>
      <style:text-properties style:font-name="Ubuntu" fo:font-size="6pt" officeooo:paragraph-rsid="006b4958" style:font-size-asian="6pt" style:font-size-complex="6pt"/>
    </style:style>
    <style:style style:name="P12" style:family="paragraph" style:parent-style-name="Standard">
      <style:paragraph-properties fo:text-align="justify" style:justify-single-word="false" fo:break-before="page"/>
      <style:text-properties style:font-name="Ubuntu" fo:font-size="6pt" officeooo:paragraph-rsid="006b4958" style:font-size-asian="6pt" style:font-size-complex="6pt"/>
    </style:style>
    <style:style style:name="P13" style:family="paragraph" style:parent-style-name="Standard">
      <style:paragraph-properties fo:text-align="justify" style:justify-single-word="false"/>
      <style:text-properties style:font-name="Ubuntu" fo:font-size="6pt" officeooo:paragraph-rsid="00732628" style:font-size-asian="6pt" style:font-size-complex="6pt"/>
    </style:style>
    <style:style style:name="P14" style:family="paragraph" style:parent-style-name="Standard">
      <style:paragraph-properties fo:text-align="justify" style:justify-single-word="false" fo:break-before="page"/>
      <style:text-properties style:font-name="Ubuntu" fo:font-size="6pt" officeooo:paragraph-rsid="00732628" style:font-size-asian="6pt" style:font-size-complex="6pt"/>
    </style:style>
    <style:style style:name="P15" style:family="paragraph" style:parent-style-name="Standard">
      <style:paragraph-properties fo:text-align="justify" style:justify-single-word="false"/>
      <style:text-properties style:font-name="Ubuntu" fo:font-size="6pt" officeooo:paragraph-rsid="008307ea" style:font-size-asian="6pt" style:font-size-complex="6pt"/>
    </style:style>
    <style:style style:name="P16" style:family="paragraph" style:parent-style-name="Standard">
      <style:paragraph-properties fo:text-align="justify" style:justify-single-word="false"/>
      <style:text-properties style:font-name="Ubuntu" fo:font-size="6pt" officeooo:paragraph-rsid="0086a034" style:font-size-asian="6pt" style:font-size-complex="6pt"/>
    </style:style>
    <style:style style:name="P17" style:family="paragraph" style:parent-style-name="Standard">
      <style:paragraph-properties fo:text-align="justify" style:justify-single-word="false" fo:break-before="page"/>
      <style:text-properties style:font-name="Ubuntu" fo:font-size="6pt" officeooo:paragraph-rsid="0086a034" style:font-size-asian="6pt" style:font-size-complex="6pt"/>
    </style:style>
    <style:style style:name="P18" style:family="paragraph" style:parent-style-name="Standard">
      <style:paragraph-properties fo:text-align="justify" style:justify-single-word="false"/>
      <style:text-properties style:font-name="Ubuntu" fo:font-size="6pt" officeooo:paragraph-rsid="0089bb48" style:font-size-asian="6pt" style:font-size-complex="6pt"/>
    </style:style>
    <style:style style:name="P19" style:family="paragraph" style:parent-style-name="Standard">
      <style:paragraph-properties fo:text-align="justify" style:justify-single-word="false"/>
      <style:text-properties style:font-name="Ubuntu" fo:font-size="6pt" officeooo:paragraph-rsid="008a3842" style:font-size-asian="6pt" style:font-size-complex="6pt"/>
    </style:style>
    <style:style style:name="P20" style:family="paragraph" style:parent-style-name="Standard">
      <style:paragraph-properties fo:text-align="justify" style:justify-single-word="false"/>
      <style:text-properties style:font-name="Ubuntu" fo:font-size="6pt" officeooo:paragraph-rsid="008b716c" style:font-size-asian="6pt" style:font-size-complex="6pt"/>
    </style:style>
    <style:style style:name="P21" style:family="paragraph" style:parent-style-name="Standard">
      <style:paragraph-properties fo:text-align="justify" style:justify-single-word="false"/>
      <style:text-properties style:font-name="Ubuntu" fo:font-size="6pt" officeooo:paragraph-rsid="008b9177" style:font-size-asian="6pt" style:font-size-complex="6pt"/>
    </style:style>
    <style:style style:name="P22" style:family="paragraph" style:parent-style-name="Standard">
      <style:paragraph-properties fo:text-align="justify" style:justify-single-word="false"/>
      <style:text-properties style:font-name="Ubuntu" fo:font-size="6pt" officeooo:paragraph-rsid="008e04e5" style:font-size-asian="6pt" style:font-size-complex="6pt"/>
    </style:style>
    <style:style style:name="P23" style:family="paragraph" style:parent-style-name="Standard">
      <style:paragraph-properties fo:text-align="justify" style:justify-single-word="false"/>
      <style:text-properties style:font-name="Ubuntu" fo:font-size="6pt" officeooo:paragraph-rsid="008f84e2" style:font-size-asian="6pt" style:font-size-complex="6pt"/>
    </style:style>
    <style:style style:name="P2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9.999cm"/>
        </style:tab-stops>
      </style:paragraph-properties>
      <style:text-properties style:font-name="Ubuntu" fo:font-size="6pt" style:font-size-asian="6pt" style:font-size-complex="6pt"/>
    </style:style>
    <style:style style:name="P25" style:family="paragraph" style:parent-style-name="Standard">
      <style:text-properties style:font-name="Ubuntu" fo:font-size="6pt" officeooo:paragraph-rsid="0044e922" style:font-size-asian="6pt" style:font-size-complex="6pt"/>
    </style:style>
    <style:style style:name="P26" style:family="paragraph" style:parent-style-name="Standard">
      <style:text-properties style:font-name="Ubuntu" fo:font-size="6pt" fo:font-style="italic" style:font-size-asian="6pt" style:font-style-asian="italic" style:font-size-complex="6pt" style:font-style-complex="italic"/>
    </style:style>
    <style:style style:name="P27" style:family="paragraph" style:parent-style-name="Standard">
      <style:paragraph-properties fo:text-align="justify" style:justify-single-word="false"/>
      <style:text-properties style:font-name="Ubuntu" fo:font-size="6pt" fo:font-style="italic" style:font-size-asian="6pt" style:font-style-asian="italic" style:font-size-complex="6pt" style:font-style-complex="italic"/>
    </style:style>
    <style:style style:name="P28" style:family="paragraph" style:parent-style-name="Standard">
      <style:paragraph-properties fo:text-align="justify" style:justify-single-word="false"/>
      <style:text-properties style:font-name="Ubuntu" fo:font-size="6pt" fo:font-style="italic" officeooo:paragraph-rsid="0056d0c7" style:font-size-asian="6pt" style:font-style-asian="italic" style:font-size-complex="6pt" style:font-style-complex="italic"/>
    </style:style>
    <style:style style:name="P29" style:family="paragraph" style:parent-style-name="Standard">
      <style:paragraph-properties fo:text-align="justify" style:justify-single-word="false"/>
      <style:text-properties style:font-name="Ubuntu" fo:font-size="6pt" fo:font-style="italic" officeooo:paragraph-rsid="006b4958" style:font-size-asian="6pt" style:font-style-asian="italic" style:font-size-complex="6pt" style:font-style-complex="italic"/>
    </style:style>
    <style:style style:name="P30" style:family="paragraph" style:parent-style-name="Standard">
      <style:paragraph-properties fo:text-align="justify" style:justify-single-word="false"/>
      <style:text-properties style:font-name="Ubuntu" fo:font-size="6pt" fo:font-style="italic" officeooo:paragraph-rsid="0086a034" style:font-size-asian="6pt" style:font-style-asian="italic" style:font-size-complex="6pt" style:font-style-complex="italic"/>
    </style:style>
    <style:style style:name="P31" style:family="paragraph" style:parent-style-name="Standard">
      <style:text-properties style:font-name="Noto Sans Mono" fo:font-size="7pt" fo:font-weight="bold" style:font-size-asian="7pt" style:font-weight-asian="bold" style:font-size-complex="7pt" style:font-weight-complex="bold"/>
    </style:style>
    <style:style style:name="P32" style:family="paragraph" style:parent-style-name="Standard">
      <style:paragraph-properties fo:text-align="center" style:justify-single-word="false"/>
      <style:text-properties style:font-name="Noto Sans Mono" fo:font-size="7pt" fo:font-weight="bold" style:font-size-asian="7pt" style:font-weight-asian="bold" style:font-size-complex="7pt" style:font-weight-complex="bold"/>
    </style:style>
    <style:style style:name="P33" style:family="paragraph" style:parent-style-name="Standard">
      <style:text-properties style:font-name="Noto Sans Mono" fo:font-size="6pt" style:font-size-asian="6pt" style:font-size-complex="6pt"/>
    </style:style>
    <style:style style:name="P34" style:family="paragraph" style:parent-style-name="Standard">
      <style:paragraph-properties fo:text-align="justify" style:justify-single-word="false"/>
      <style:text-properties style:font-name="Noto Sans Mono" fo:font-size="6pt" style:font-size-asian="6pt" style:font-size-complex="6pt"/>
    </style:style>
    <style:style style:name="P35" style:family="paragraph" style:parent-style-name="Standard">
      <style:paragraph-properties fo:text-align="justify" style:justify-single-word="false"/>
      <style:text-properties style:font-name="Noto Sans Mono" fo:font-size="6pt" officeooo:paragraph-rsid="0056d0c7" style:font-size-asian="6pt" style:font-size-complex="6pt"/>
    </style:style>
    <style:style style:name="P36" style:family="paragraph" style:parent-style-name="Standard">
      <style:paragraph-properties fo:text-align="justify" style:justify-single-word="false" fo:break-before="page"/>
      <style:text-properties style:font-name="Noto Sans Mono" fo:font-size="6pt" officeooo:paragraph-rsid="0056d0c7" style:font-size-asian="6pt" style:font-size-complex="6pt"/>
    </style:style>
    <style:style style:name="P37" style:family="paragraph" style:parent-style-name="Standard">
      <style:paragraph-properties fo:text-align="justify" style:justify-single-word="false"/>
      <style:text-properties style:font-name="Noto Sans Mono" fo:font-size="6pt" officeooo:paragraph-rsid="005c0a7f" style:font-size-asian="6pt" style:font-size-complex="6pt"/>
    </style:style>
    <style:style style:name="P38" style:family="paragraph" style:parent-style-name="Standard">
      <style:paragraph-properties fo:text-align="justify" style:justify-single-word="false"/>
      <style:text-properties style:font-name="Noto Sans Mono" fo:font-size="6pt" officeooo:paragraph-rsid="005e2d78" style:font-size-asian="6pt" style:font-size-complex="6pt"/>
    </style:style>
    <style:style style:name="P39" style:family="paragraph" style:parent-style-name="Standard">
      <style:paragraph-properties fo:text-align="justify" style:justify-single-word="false"/>
      <style:text-properties style:font-name="Noto Sans Mono" fo:font-size="6pt" officeooo:paragraph-rsid="005eeb18" style:font-size-asian="6pt" style:font-size-complex="6pt"/>
    </style:style>
    <style:style style:name="P40" style:family="paragraph" style:parent-style-name="Standard">
      <style:paragraph-properties fo:text-align="justify" style:justify-single-word="false"/>
      <style:text-properties style:font-name="Noto Sans Mono" fo:font-size="6pt" officeooo:paragraph-rsid="005f9582" style:font-size-asian="6pt" style:font-size-complex="6pt"/>
    </style:style>
    <style:style style:name="P41" style:family="paragraph" style:parent-style-name="Standard">
      <style:paragraph-properties fo:text-align="justify" style:justify-single-word="false"/>
      <style:text-properties fo:font-size="7pt" style:font-size-asian="7pt" style:font-size-complex="7pt"/>
    </style:style>
    <style:style style:name="P42" style:family="paragraph" style:parent-style-name="Standard">
      <style:paragraph-properties fo:text-align="justify" style:justify-single-word="false"/>
      <style:text-properties fo:font-size="7pt" fo:font-weight="bold" style:font-size-asian="7pt" style:font-weight-asian="bold" style:font-size-complex="7pt" style:font-weight-complex="bold"/>
    </style:style>
    <style:style style:name="P43" style:family="paragraph" style:parent-style-name="Standard">
      <style:text-properties style:font-name="Ubuntu Mono" fo:font-size="6pt" style:font-size-asian="6pt" style:font-size-complex="6pt"/>
    </style:style>
    <style:style style:name="P44" style:family="paragraph" style:parent-style-name="Standard">
      <style:text-properties style:font-name="Ubuntu Mono" fo:font-size="6pt" officeooo:paragraph-rsid="004cb563" style:font-size-asian="6pt" style:font-size-complex="6pt"/>
    </style:style>
    <style:style style:name="P45" style:family="paragraph" style:parent-style-name="Standard">
      <style:paragraph-properties fo:text-align="justify" style:justify-single-word="false"/>
      <style:text-properties style:font-name="Ubuntu Mono" fo:font-size="6pt" style:font-size-asian="6pt" style:font-size-complex="6pt"/>
    </style:style>
    <style:style style:name="P46"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P47" style:family="paragraph" style:parent-style-name="Heading_20_1" style:list-style-name="Numbering_20_123" style:master-page-name="">
      <loext:graphic-properties draw:fill="none"/>
      <style:paragraph-properties fo:margin-left="0cm" fo:margin-right="0cm" fo:margin-top="0.423cm" fo:margin-bottom="0.212cm" style:contextual-spacing="false" fo:text-indent="1cm" style:auto-text-indent="false" style:page-number="auto" fo:background-color="transparent" fo:keep-with-next="always">
        <style:tab-stops/>
      </style:paragraph-properties>
    </style:style>
    <style:style style:name="P48" style:family="paragraph" style:parent-style-name="Heading_20_2" style:list-style-name="Numbering_20_123"/>
    <style:style style:name="P49" style:family="paragraph" style:parent-style-name="Heading_20_2" style:list-style-name="Numbering_20_123">
      <style:paragraph-properties text:number-lines="true" text:line-number="1"/>
    </style:style>
    <style:style style:name="P50" style:family="paragraph" style:parent-style-name="Heading_20_2" style:list-style-name="Numbering_20_123">
      <style:paragraph-properties fo:break-before="page"/>
    </style:style>
    <style:style style:name="P51" style:family="paragraph" style:parent-style-name="Heading_20_2" style:list-style-name="Numbering_20_123">
      <style:text-properties fo:font-size="7pt" style:font-size-asian="7pt" style:font-size-complex="7pt"/>
    </style:style>
    <style:style style:name="P52" style:family="paragraph" style:parent-style-name="Heading_20_3" style:list-style-name="Numbering_20_123"/>
    <style:style style:name="P53" style:family="paragraph" style:parent-style-name="Standard">
      <style:paragraph-properties fo:text-align="justify" style:justify-single-word="false"/>
      <style:text-properties style:font-name="Ubuntu" fo:font-size="6pt" fo:font-style="italic" style:font-size-asian="6pt" style:font-style-asian="italic" style:font-size-complex="6pt" style:font-style-complex="italic"/>
    </style:style>
    <style:style style:name="P54" style:family="paragraph" style:parent-style-name="Standard">
      <style:text-properties style:font-name="Ubuntu" fo:font-size="6pt" fo:font-style="italic" style:font-size-asian="6pt" style:font-style-asian="italic" style:font-size-complex="6pt" style:font-style-complex="italic"/>
    </style:style>
    <style:style style:name="P55" style:family="paragraph" style:parent-style-name="Standard">
      <style:paragraph-properties fo:break-before="page"/>
      <style:text-properties style:font-name="Ubuntu" fo:font-size="6pt" fo:font-style="italic" style:font-size-asian="6pt" style:font-style-asian="italic" style:font-size-complex="6pt" style:font-style-complex="italic"/>
    </style:style>
    <style:style style:name="P56"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Ubuntu" fo:font-size="6pt" officeooo:paragraph-rsid="006b4958" style:font-size-asian="6pt" style:font-size-complex="6pt"/>
    </style:style>
    <style:style style:name="P57" style:family="paragraph" style:parent-style-name="Standard">
      <style:paragraph-properties fo:text-align="justify" style:justify-single-word="false"/>
      <style:text-properties style:font-name="Ubuntu" fo:font-size="6pt" style:font-size-asian="6pt" style:font-size-complex="6pt"/>
    </style:style>
    <style:style style:name="P58" style:family="paragraph" style:parent-style-name="Standard">
      <style:text-properties style:font-name="Noto Sans Mono" fo:font-size="6pt" fo:font-weight="bold" style:font-size-asian="6pt" style:font-weight-asian="bold" style:font-size-complex="6pt" style:font-weight-complex="bold"/>
    </style:style>
    <style:style style:name="P59" style:family="paragraph" style:parent-style-name="Standard">
      <style:paragraph-properties fo:text-align="justify" style:justify-single-word="false"/>
      <style:text-properties style:font-name="Noto Sans Mono" fo:font-size="6pt" fo:font-weight="bold" officeooo:paragraph-rsid="005e2d78" style:font-size-asian="6pt" style:font-weight-asian="bold" style:font-size-complex="6pt" style:font-weight-complex="bold"/>
    </style:style>
    <style:style style:name="P60" style:family="paragraph" style:parent-style-name="Standard">
      <style:paragraph-properties fo:text-align="justify" style:justify-single-word="false"/>
      <style:text-properties style:font-name="Noto Sans Mono" fo:font-size="6pt" fo:font-weight="bold" officeooo:rsid="005c0a7f" officeooo:paragraph-rsid="005e2d78" style:font-size-asian="6pt" style:font-weight-asian="bold" style:font-size-complex="6pt" style:font-weight-complex="bold"/>
    </style:style>
    <style:style style:name="P61"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6b4958"/>
    </style:style>
    <style:style style:name="P62"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6b4958"/>
    </style:style>
    <style:style style:name="P63"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80f672"/>
    </style:style>
    <style:style style:name="P64" style:family="paragraph">
      <loext:graphic-properties draw:fill="none" draw:fill-color="#ffffff"/>
      <style:text-properties style:font-name="Ubuntu" fo:font-size="6pt" style:font-size-asian="6pt" style:font-size-complex="6pt"/>
    </style:style>
    <style:style style:name="T1" style:family="text">
      <style:text-properties fo:font-weight="normal" style:font-weight-asian="normal" style:font-weight-complex="normal"/>
    </style:style>
    <style:style style:name="T2" style:family="text">
      <style:text-properties fo:font-weight="normal" officeooo:rsid="002e3f11"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e3f11"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4cb563" style:font-style-asian="italic" style:font-style-complex="italic"/>
    </style:style>
    <style:style style:name="T7" style:family="text">
      <style:text-properties fo:font-style="italic" officeooo:rsid="005190f9" style:font-style-asian="italic" style:font-style-complex="italic"/>
    </style:style>
    <style:style style:name="T8" style:family="text">
      <style:text-properties fo:font-style="italic" officeooo:rsid="006d02e6" style:font-style-asian="italic" style:font-style-complex="italic"/>
    </style:style>
    <style:style style:name="T9" style:family="text">
      <style:text-properties style:font-name="Noto Sans Mono"/>
    </style:style>
    <style:style style:name="T10" style:family="text">
      <style:text-properties style:font-name="Noto Sans Mono" fo:font-size="6pt" fo:font-weight="normal" officeooo:rsid="002e3f11" style:font-size-asian="6pt" style:font-weight-asian="normal" style:font-size-complex="6pt" style:font-weight-complex="normal"/>
    </style:style>
    <style:style style:name="T11" style:family="text">
      <style:text-properties style:font-name="Noto Sans Mono" officeooo:rsid="001ae064"/>
    </style:style>
    <style:style style:name="T12" style:family="text">
      <style:text-properties style:font-name="Noto Sans Mono" fo:font-weight="normal" style:font-weight-asian="normal" style:font-weight-complex="normal"/>
    </style:style>
    <style:style style:name="T13" style:family="text">
      <style:text-properties style:font-name="Noto Sans Mono"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03374f3" style:font-weight-asian="bold" style:font-weight-complex="bold"/>
    </style:style>
    <style:style style:name="T16" style:family="text">
      <style:text-properties fo:font-weight="bold" officeooo:rsid="004cb563" style:font-weight-asian="bold" style:font-weight-complex="bold"/>
    </style:style>
    <style:style style:name="T17" style:family="text">
      <style:text-properties fo:font-weight="bold" officeooo:rsid="005c0a7f" style:font-weight-asian="bold" style:font-weight-complex="bold"/>
    </style:style>
    <style:style style:name="T18" style:family="text">
      <style:text-properties fo:font-weight="bold" officeooo:rsid="005e2d78" style:font-weight-asian="bold" style:font-weight-complex="bold"/>
    </style:style>
    <style:style style:name="T19" style:family="text">
      <style:text-properties fo:font-weight="bold" officeooo:rsid="005f9582" style:font-weight-asian="bold" style:font-weight-complex="bold"/>
    </style:style>
    <style:style style:name="T20" style:family="text">
      <style:text-properties officeooo:rsid="0026dd08"/>
    </style:style>
    <style:style style:name="T21" style:family="text">
      <style:text-properties style:font-name="Ubuntu" fo:font-size="6pt" style:font-size-asian="6pt" style:font-size-complex="6pt"/>
    </style:style>
    <style:style style:name="T22" style:family="text">
      <style:text-properties style:font-name="Ubuntu" fo:font-size="6pt" officeooo:rsid="0078aebf" style:font-size-asian="6pt" style:font-size-complex="6pt"/>
    </style:style>
    <style:style style:name="T23" style:family="text">
      <style:text-properties style:font-name="Ubuntu" fo:font-size="6pt" officeooo:rsid="007a4160" style:font-size-asian="6pt" style:font-size-complex="6pt"/>
    </style:style>
    <style:style style:name="T24" style:family="text">
      <style:text-properties style:font-name="Ubuntu" fo:font-size="6pt" officeooo:rsid="007df11c" style:font-size-asian="6pt" style:font-size-complex="6pt"/>
    </style:style>
    <style:style style:name="T25" style:family="text">
      <style:text-properties style:font-name="Ubuntu" fo:font-size="6pt" officeooo:rsid="007fa993" style:font-size-asian="6pt" style:font-size-complex="6pt"/>
    </style:style>
    <style:style style:name="T26" style:family="text">
      <style:text-properties style:font-name="Ubuntu" fo:font-size="6pt" officeooo:rsid="0080f672" style:font-size-asian="6pt" style:font-size-complex="6pt"/>
    </style:style>
    <style:style style:name="T27" style:family="text">
      <style:text-properties style:font-name="Ubuntu" fo:font-size="6pt" officeooo:rsid="008187c1" style:font-size-asian="6pt" style:font-size-complex="6pt"/>
    </style:style>
    <style:style style:name="T28" style:family="text">
      <style:text-properties officeooo:rsid="002a461c"/>
    </style:style>
    <style:style style:name="T29" style:family="text">
      <style:text-properties officeooo:rsid="004cb563"/>
    </style:style>
    <style:style style:name="T30" style:family="text">
      <style:text-properties style:font-name="Ubuntu Mono"/>
    </style:style>
    <style:style style:name="T31" style:family="text">
      <style:text-properties style:font-name="Ubuntu Mono" fo:font-weight="bold" style:font-weight-asian="bold" style:font-weight-complex="bold"/>
    </style:style>
    <style:style style:name="T32" style:family="text">
      <style:text-properties style:font-name="Ubuntu Mono" fo:font-style="italic" style:font-style-asian="italic" style:font-style-complex="italic"/>
    </style:style>
    <style:style style:name="T33" style:family="text">
      <style:text-properties officeooo:rsid="004d40ab"/>
    </style:style>
    <style:style style:name="T34" style:family="text">
      <style:text-properties officeooo:rsid="004df799"/>
    </style:style>
    <style:style style:name="T35" style:family="text">
      <style:text-properties officeooo:rsid="004ed16a"/>
    </style:style>
    <style:style style:name="T36" style:family="text">
      <style:text-properties officeooo:rsid="00503e69"/>
    </style:style>
    <style:style style:name="T37" style:family="text">
      <style:text-properties officeooo:rsid="005190f9"/>
    </style:style>
    <style:style style:name="T38" style:family="text">
      <style:text-properties officeooo:rsid="00528b77"/>
    </style:style>
    <style:style style:name="T39" style:family="text">
      <style:text-properties officeooo:rsid="0052fbc3"/>
    </style:style>
    <style:style style:name="T40" style:family="text">
      <style:text-properties officeooo:rsid="0054465c"/>
    </style:style>
    <style:style style:name="T41" style:family="text">
      <style:text-properties officeooo:rsid="0054b728"/>
    </style:style>
    <style:style style:name="T42" style:family="text">
      <style:text-properties officeooo:rsid="00566c5c"/>
    </style:style>
    <style:style style:name="T43" style:family="text">
      <style:text-properties officeooo:rsid="005696aa"/>
    </style:style>
    <style:style style:name="T44" style:family="text">
      <style:text-properties officeooo:rsid="0056d0c7"/>
    </style:style>
    <style:style style:name="T45" style:family="text">
      <style:text-properties officeooo:rsid="0056f52a"/>
    </style:style>
    <style:style style:name="T46" style:family="text">
      <style:text-properties officeooo:rsid="005c0a7f"/>
    </style:style>
    <style:style style:name="T47" style:family="text">
      <style:text-properties officeooo:rsid="005e2d78"/>
    </style:style>
    <style:style style:name="T48" style:family="text">
      <style:text-properties officeooo:rsid="0060680a"/>
    </style:style>
    <style:style style:name="T49" style:family="text">
      <style:text-properties officeooo:rsid="00622a6d"/>
    </style:style>
    <style:style style:name="T50" style:family="text">
      <style:text-properties officeooo:rsid="0064df5b"/>
    </style:style>
    <style:style style:name="T51" style:family="text">
      <style:text-properties officeooo:rsid="0065d84b"/>
    </style:style>
    <style:style style:name="T52" style:family="text">
      <style:text-properties officeooo:rsid="00667769"/>
    </style:style>
    <style:style style:name="T53" style:family="text">
      <style:text-properties officeooo:rsid="0066f4d4"/>
    </style:style>
    <style:style style:name="T54" style:family="text">
      <style:text-properties officeooo:rsid="00681259"/>
    </style:style>
    <style:style style:name="T55" style:family="text">
      <style:text-properties officeooo:rsid="0069e8ee"/>
    </style:style>
    <style:style style:name="T56" style:family="text">
      <style:text-properties officeooo:rsid="0076c7cc"/>
    </style:style>
    <style:style style:name="T57" style:family="text">
      <style:text-properties officeooo:rsid="0076fa11"/>
    </style:style>
    <style:style style:name="T58" style:family="text">
      <style:text-properties officeooo:rsid="007fa993"/>
    </style:style>
    <style:style style:name="T59" style:family="text">
      <style:text-properties officeooo:rsid="008307ea"/>
    </style:style>
    <style:style style:name="T60" style:family="text">
      <style:text-properties officeooo:rsid="00837e9d"/>
    </style:style>
    <style:style style:name="T61" style:family="text">
      <style:text-properties officeooo:rsid="00843645"/>
    </style:style>
    <style:style style:name="T62" style:family="text">
      <style:text-properties officeooo:rsid="0086a034"/>
    </style:style>
    <style:style style:name="T63" style:family="text">
      <style:text-properties officeooo:rsid="0088073b"/>
    </style:style>
    <style:style style:name="T64" style:family="text">
      <style:text-properties officeooo:rsid="0089656b"/>
    </style:style>
    <style:style style:name="T65" style:family="text">
      <style:text-properties officeooo:rsid="0089bb48"/>
    </style:style>
    <style:style style:name="T66" style:family="text">
      <style:text-properties officeooo:rsid="008a3842"/>
    </style:style>
    <style:style style:name="T67" style:family="text">
      <style:text-properties officeooo:rsid="008b716c"/>
    </style:style>
    <style:style style:name="T68" style:family="text">
      <style:text-properties officeooo:rsid="008b9177"/>
    </style:style>
    <style:style style:name="T69" style:family="text">
      <style:text-properties officeooo:rsid="008c5acb"/>
    </style:style>
    <style:style style:name="T70" style:family="text">
      <style:text-properties officeooo:rsid="008e04e5"/>
    </style:style>
    <style:style style:name="T71" style:family="text">
      <style:text-properties officeooo:rsid="008f84e2"/>
    </style:style>
    <style:style style:name="T72" style:family="text">
      <style:text-properties officeooo:rsid="008fa0b2"/>
    </style:style>
    <style:style style:name="T73" style:family="text">
      <style:text-properties officeooo:rsid="0090eac2"/>
    </style:style>
    <style:style style:name="T74" style:family="text">
      <style:text-properties officeooo:rsid="009201ae"/>
    </style:style>
    <style:style style:name="T75" style:family="text">
      <style:text-properties officeooo:rsid="0092c802"/>
    </style:style>
    <style:style style:name="T76" style:family="text">
      <style:text-properties officeooo:rsid="0093d5ce"/>
    </style:style>
    <style:style style:name="T77" style:family="text">
      <style:text-properties officeooo:rsid="0094aae2"/>
    </style:style>
    <style:style style:name="T78" style:family="text">
      <style:text-properties officeooo:rsid="0096f08f"/>
    </style:style>
    <style:style style:name="T79" style:family="text">
      <style:text-properties officeooo:rsid="009a15c4"/>
    </style:style>
    <style:style style:name="T80" style:family="text">
      <style:text-properties officeooo:rsid="009c4fee"/>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499cm" fo:text-indent="0.141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p text:style-name="P32"/>
      <text:list text:style-name="Numbering_20_123">
        <text:list-item text:start-value="10">
          <text:h text:style-name="P47" text:outline-level="1" text:restart-numbering="true" text:start-value="10"><text:bookmark-start text:name="__RefNumPara__690_2573567641"/><text:bookmark-start text:name="__RefHeading___Toc694_2573567641"/>Structure de programme et problèmes de compilation<text:bookmark-end text:name="__RefNumPara__690_2573567641"/><text:bookmark-end text:name="__RefHeading___Toc694_2573567641"/></text:h>
        </text:list-item>
      </text:list>
      <text:p text:style-name="P31"/>
      <text:p text:style-name="P31"/>
      <text:p text:style-name="P31"/>
      <text:p text:style-name="P24"><draw:frame text:anchor-type="paragraph" draw:z-index="0" draw:name="Text Frame 1" draw:style-name="gr2" draw:text-style-name="P64" svg:width="0.348cm" svg:height="0.384cm" svg:x="9.999cm" svg:y="0cm"><draw:text-box><text:p><text:span text:style-name="T21">1</text:span></text:p></draw:text-box></draw:frame>La structure globale des programmes et les possibilités de compilation séparée sont décrites dans ce chapitre. Un programme est une collection d'une ou plusieurs unités de compilation soumises à un compilateur en une ou plusieurs compilations. Chaque unité de compilation définit la compilation séparée d'une construction qui peut être une déclaration ou un corps de sous-programme, une déclaration ou un corps de package, une déclaration ou un corps génériques, ou une instantiation générique. Sinon cette construction peut être une sous-unité, auquel cas elle inclut le corps d'un sous-programme, d'un package, d'une unité tâche, ou unité générique déclarée dans une autre unité de compilation. </text:p>
      <text:p text:style-name="P41"/>
      <text:p text:style-name="P4"><draw:frame text:anchor-type="paragraph" draw:z-index="1" draw:name="Text Frame 2" draw:style-name="gr2" draw:text-style-name="P64" svg:width="0.348cm" svg:height="0.384cm" svg:x="9.999cm" svg:y="0cm"><draw:text-box><text:p><text:span text:style-name="T21">2</text:span></text:p></draw:text-box></draw:frame><text:span text:style-name="T3">Références</text:span><text:span text:style-name="T14"> </text:span>: compilation 10.1, unité de compilation 10.1, corps générique 12.2, déclaration générique 12.1, instantiation générique 12.3, corps de package 7.1, déclaration de package 7.1, corps de sous-programme 6.3, déclaration de sous-programme 6.1, sous-unité 10.2, corps de tâche 9.1, unité tâche 9</text:p>
      <text:p text:style-name="P3"/>
      <text:p text:style-name="P3"/>
      <text:p text:style-name="P42"><text:span text:style-name="T9"/></text:p>
      <text:list text:continue-numbering="true" text:style-name="Numbering_20_123">
        <text:list-item>
          <text:list>
            <text:list-item>
              <text:h text:style-name="P49" text:outline-level="2"><text:bookmark-start text:name="__RefHeading___Toc661_2573567641"/><text:span text:style-name="T11">U</text:span><text:span text:style-name="T9">nités de compilation - unités de librairie</text:span><text:bookmark-end text:name="__RefHeading___Toc661_2573567641"/></text:h>
            </text:list-item>
          </text:list>
        </text:list-item>
      </text:list>
      <text:p text:style-name="P3"/>
      <text:p text:style-name="P3"/>
      <text:p text:style-name="P4"><draw:frame text:anchor-type="paragraph" draw:z-index="2" draw:name="Text Frame 3" draw:style-name="gr2" draw:text-style-name="P64" svg:width="0.348cm" svg:height="0.384cm" svg:x="9.999cm" svg:y="0.019cm"><draw:text-box><text:p><text:span text:style-name="T21">1</text:span></text:p></draw:text-box></draw:frame>Le texte d'un programme peut être soumis au compilateur en une ou plusieurs compilations. Chaque compilation est une succession d'unités de compilation.</text:p>
      <text:p text:style-name="P3"/>
      <text:p text:style-name="P4"><draw:frame text:anchor-type="paragraph" draw:z-index="3" draw:name="Text Frame 4" draw:style-name="gr2" draw:text-style-name="P64" svg:width="0.348cm" svg:height="0.384cm" svg:x="9.999cm" svg:y="0cm"><draw:text-box><text:p><text:span text:style-name="T21">2</text:span></text:p></draw:text-box></draw:frame><text:tab/>compilation ::= {compilation_unit}</text:p>
      <text:p text:style-name="P3"/>
      <text:p text:style-name="P3"><text:tab/>compilation_unit ::= <text:s/></text:p>
      <text:p text:style-name="P3"><text:tab/><text:tab/>context_clause library_unit | context_clause secondary unit</text:p>
      <text:p text:style-name="P3"/>
      <text:p text:style-name="P3"><text:tab/>library_unit ::= <text:s/></text:p>
      <text:p text:style-name="P3"><text:tab/><text:tab/>subprogram_declaration <text:s/>| <text:s/>package declaration</text:p>
      <text:p text:style-name="P3"><text:tab/><text:tab/>| <text:s/>generic_declaration <text:s text:c="4"/>| <text:s/>generic_instantiation</text:p>
      <text:p text:style-name="P3"><text:tab/><text:tab/>| <text:s/>subprogram_body</text:p>
      <text:p text:style-name="P3"/>
      <text:p text:style-name="P3"><text:tab/>secondary_unit ::= library_unit_body <text:s/>| <text:s/>subunit</text:p>
      <text:p text:style-name="P3"/>
      <text:p text:style-name="P3"><text:tab/>library_unit_body ::= <text:s/>subprogram_body <text:s/>| <text:s/>package_body</text:p>
      <text:p text:style-name="P3"/>
      <text:p text:style-name="P3"/>
      <text:p text:style-name="P3"><draw:frame text:anchor-type="paragraph" draw:z-index="4" draw:name="Text Frame 5" draw:style-name="gr2" draw:text-style-name="P64" svg:width="0.348cm" svg:height="0.384cm" svg:x="9.999cm" svg:y="0cm"><draw:text-box><text:p><text:span text:style-name="T21">3</text:span></text:p></draw:text-box></draw:frame>Les unités de compilation d'un programme sont dites appartenir à une <text:span text:style-name="T5">librairie programme</text:span>. Une unité de compilation définit soit une unité de librairie soit une unité secondaire. Une unité secondaire est ou bien le corps propre séparément compilé d'une unité de librairie, ou bien une sous-unité d'une autre unité de compilation. L'indicatif d'un sous-programme séparément compilé (qu'il soit une unité de librairie ou une sous-unité) doit être un identificateur. Au sein d'un librairie programme les noms simples de toutes les unités de librairie doivent être des identificateurs distincts.</text:p>
      <text:p text:style-name="P3"/>
      <text:p text:style-name="P3"><draw:frame text:anchor-type="paragraph" draw:z-index="5" draw:name="Text Frame 6" draw:style-name="gr2" draw:text-style-name="P64" svg:width="0.348cm" svg:height="0.384cm" svg:x="9.999cm" svg:y="0cm"><draw:text-box><text:p><text:span text:style-name="T21">4</text:span></text:p></draw:text-box></draw:frame>L'effet de compiler une unité de librairie est de définir (ou redéfinir) cette unité comme appartenant à la librairie programme. Pour les règles de visibilité, chaque unité de librairie agit comme une déclaration qui se produit immédiatement dans le package STANDARD.</text:p>
      <text:p text:style-name="P3"/>
      <text:p text:style-name="P3"><draw:frame text:anchor-type="paragraph" draw:z-index="6" draw:name="Text Frame 7" draw:style-name="gr2" draw:text-style-name="P64" svg:width="0.348cm" svg:height="0.384cm" svg:x="9.999cm" svg:y="0cm"><draw:text-box><text:p><text:span text:style-name="T21">5</text:span></text:p></draw:text-box></draw:frame>L'effet de compiler une unité secondaire est de définir le corps d'une unité de librairie, ou dans le cas d'une sous-unité, de définir le corps propre d'une unité de programme déclarée dans une autre unité de compilation. </text:p>
      <text:p text:style-name="P3"/>
      <text:p text:style-name="P3"><draw:frame text:anchor-type="paragraph" draw:z-index="7" draw:name="Text Frame 8" draw:style-name="gr1" draw:text-style-name="P64" svg:width="0.348cm" svg:height="0.384cm" svg:x="-0.499cm" svg:y="0cm"><draw:text-box><text:p><text:span text:style-name="T21">6</text:span></text:p></draw:text-box></draw:frame><text:soft-page-break/>Un corps de sous-programme fourni dans une unité de compilation est interprété comme une unité secondaire si la librairie programme contient déjà une unité de librairie qui est un sous-programme avec le même nom ; il est sinon interprété à la fois comme unité de librairie et comme le corps d'unité de librairie correspondant ( c'est à dire, comme une unité secondaire).</text:p>
      <text:p text:style-name="P3"/>
      <text:p text:style-name="P3"><draw:frame text:anchor-type="paragraph" draw:z-index="8" draw:name="Text Frame 9" draw:style-name="gr1" draw:text-style-name="P64" svg:width="0.348cm" svg:height="0.384cm" svg:x="-0.499cm" svg:y="0cm"><draw:text-box><text:p><text:span text:style-name="T21">7</text:span></text:p></draw:text-box></draw:frame>Les unités de compilation d'une compilation sont compilées dans l'ordre donné. Un pragma qui s'applique à l'ensemble de la compilation doit apparaître avant la première unité de compilation de cette compilation.</text:p>
      <text:p text:style-name="P3"/>
      <text:p text:style-name="P3"><draw:frame text:anchor-type="paragraph" draw:z-index="9" draw:name="Text Frame 10" draw:style-name="gr1" draw:text-style-name="P64" svg:width="0.348cm" svg:height="0.384cm" svg:x="-0.499cm" svg:y="0cm"><draw:text-box><text:p><text:span text:style-name="T21">8</text:span></text:p></draw:text-box></draw:frame>Un sous-programme qui est une unité de librairie peut être utilisé comme <text:span text:style-name="T5">programme principal</text:span> au sens usuel. Chaque programme principal agit comme s'il était appelé par une tâche envionnementale ; les moyens par lesquels cette exécution est initiée ne sont pas prescrits par la définition du langage. Une implémentation peut imposer certaines exigences sur les paramètres et sur le résultat, s'il y en a, d'un programme principal (ces exigences doivent être décrites dans l'Annexe F). Dans tous les cas, chaque implémentation doit permettre, au moins, des programmes principaux qui sont des procédures sans paramètres, et chaque programme principal doit être un sous-programme qui soit une unité de librairie.</text:p>
      <text:p text:style-name="P3"/>
      <text:p text:style-name="P26">Notes:</text:p>
      <text:p text:style-name="P2"/>
      <text:p text:style-name="P3"><draw:frame text:anchor-type="paragraph" draw:z-index="10" draw:name="Text Frame 11" draw:style-name="gr1" draw:text-style-name="P64" svg:width="0.348cm" svg:height="0.384cm" svg:x="-0.499cm" svg:y="0cm"><draw:text-box><text:p><text:span text:style-name="T21">9</text:span></text:p></draw:text-box></draw:frame>Un programme simple peut être constitué d'une seule unité de compilation. Une compilation peut n'avoir aucune unité de compilation ; par exemple, son texte peut être constitué de pragmas.</text:p>
      <text:p text:style-name="P2"/>
      <text:p text:style-name="P3"><draw:frame text:anchor-type="paragraph" draw:z-index="11" draw:name="Text Frame 12" draw:style-name="gr1" draw:text-style-name="P64" svg:width="0.348cm" svg:height="0.384cm" svg:x="-0.499cm" svg:y="0cm"><draw:text-box><text:p><text:span text:style-name="T21">10</text:span></text:p></draw:text-box></draw:frame>L'indicatif d'une fonction de librairie ne peut pas être un symbole opérateur, mais une déclaration de renommage est autorisée à renommer une fonction de librairie comme un opérateur. Deux sous-programmes de librairie doivent avoir des noms simples distincts et donc ne peuvent pas se surcharger mutuellement. Cependant, des déclarations de renommage peuvent définir des noms surchargés pour de tels sous-programmes, et un sous-programme localement déclaré peut surcharger un sous-programme de librairie. Le nom étendu STANDARD.L peut être utilisé pour une unité de librairie L (à moins que le nom STANDARD soit caché) puisque les unités de librairie agissent comme des déclarations qui apparaissent immédiatement dans le package STANDARD.</text:p>
      <text:p text:style-name="P3"/>
      <text:p text:style-name="P3"><draw:frame text:anchor-type="paragraph" draw:z-index="12" draw:name="Text Frame 13" draw:style-name="gr1" draw:text-style-name="P64" svg:width="0.348cm" svg:height="0.384cm" svg:x="-0.499cm" svg:y="0cm"><draw:text-box><text:p><text:span text:style-name="T21">11</text:span></text:p></draw:text-box></draw:frame><text:span text:style-name="T5">Références:</text:span> <text:span text:style-name="T79">pemet</text:span> 1.6, clause de contexte 10.1.1, déclaration 3.1, <text:span text:style-name="T79">indicateur</text:span> 6.1, environnement 10.4, déclaration générique 12.1, instantiation générique 12.3, dissimulation 8.3, identificateur 2.3, unité de librairie 10.5, déclaration locale 8.1, <text:span text:style-name="T79">doit</text:span> 1.6, <text:span text:style-name="T79">nom</text:span> 4.1, apparaît immédiatement dans 8.1, opérateur 4.5, symbole opérateur 6.1, surcharge 6.6 8.7, corps de package 7.1, déclaration de package 7.1, paramètre d'un sous-programme 6.2, pragma 2.8, procédure 6.1, unité de programme 6, corps propre 3.9, déclaration de renommage 8.5, nom simple 4.1, package standard 8.6, sous-programme 6, corps de sous-programme 6.3, déclaration de sous-programme 6.1, sous-unité 10.2, tâche 9, visibilité 8.3</text:p>
      <text:p text:style-name="P3"/>
      <text:p text:style-name="P3"/>
      <text:p text:style-name="P3"/>
      <text:list text:continue-numbering="true" text:style-name="Numbering_20_123">
        <text:list-item>
          <text:list>
            <text:list-item>
              <text:list>
                <text:list-item>
                  <text:h text:style-name="P52" text:outline-level="3"><text:bookmark-start text:name="__RefHeading___Toc688_2573567641"/><text:bookmark-start text:name="__RefNumPara__692_2573567641"/>Clauses de contexte - clauses "with"<text:bookmark-end text:name="__RefHeading___Toc688_2573567641"/><text:bookmark-end text:name="__RefNumPara__692_2573567641"/></text:h>
                </text:list-item>
              </text:list>
            </text:list-item>
          </text:list>
        </text:list-item>
      </text:list>
      <text:p text:style-name="P3"/>
      <text:p text:style-name="P3"/>
      <text:p text:style-name="P3"><draw:frame text:anchor-type="paragraph" draw:z-index="13" draw:name="Text Frame 14" draw:style-name="gr1" draw:text-style-name="P64" svg:width="0.348cm" svg:height="0.384cm" svg:x="-0.499cm" svg:y="0cm"><draw:text-box><text:p><text:span text:style-name="T21">1</text:span></text:p></draw:text-box></draw:frame>Une clause de contexte est utilisée pour préciser les unités de librairie dont les noms sont nécessaires dans une unité de compilation.</text:p>
      <text:p text:style-name="P3"/>
      <text:p text:style-name="P45"><draw:frame text:anchor-type="paragraph" draw:z-index="14" draw:name="Text Frame 15" draw:style-name="gr1" draw:text-style-name="P64" svg:width="0.348cm" svg:height="0.384cm" svg:x="-0.499cm" svg:y="0cm"><draw:text-box><text:p><text:span text:style-name="T21">2</text:span></text:p></draw:text-box></draw:frame><text:tab/><text:span text:style-name="T20">c</text:span>ontext_clause <text:s/>::= <text:s/>{with_clause {use_clause}<text:span text:style-name="T28">}</text:span></text:p>
      <text:p text:style-name="P45"/>
      <text:p text:style-name="P45"><text:tab/>with_clause <text:s/>::= <text:s/><text:span text:style-name="T14">with</text:span><text:span text:style-name="T1"> <text:s/></text:span><text:span text:style-name="T5">unit</text:span>_simple_name {, <text:span text:style-name="T5">unit</text:span>_simple_name} ;</text:p>
      <text:p text:style-name="P45"/>
      <text:p text:style-name="P45"/>
      <text:p text:style-name="P3"><draw:frame text:anchor-type="paragraph" draw:z-index="15" draw:name="Text Frame 16" draw:style-name="gr1" draw:text-style-name="P64" svg:width="0.348cm" svg:height="0.384cm" svg:x="-0.499cm" svg:y="0cm"><draw:text-box><text:p><text:span text:style-name="T21">3</text:span></text:p></draw:text-box></draw:frame>Les noms qui apparaîssent dans une clause de contexte doivent être les noms simples d'unités de librairie. Le nom simple de n'importe quelle unité de librairie est permis dans une clause "with". Les seuls noms permis dans une clause "use" d'une clause de contexte sont les noms simples de packages de librairie mentionnés dans les clauses "with" précédentes de la clause de contexte. Un nom simple déclaré par une déclaration de renommage n'est pas permis dans une clause de contexte.</text:p>
      <text:p text:style-name="P3"/>
      <text:p text:style-name="P3"><draw:frame text:anchor-type="paragraph" draw:z-index="16" draw:name="Text Frame 17" draw:style-name="gr1" draw:text-style-name="P64" svg:width="0.348cm" svg:height="0.384cm" svg:x="-0.499cm" svg:y="0cm"><draw:text-box><text:p><text:span text:style-name="T21">4</text:span></text:p></draw:text-box></draw:frame>Les clauses "with" et les clauses "use" de la clause de contexte d'une unité de librairie <text:span text:style-name="T5">s'appliquent</text:span> à cette unité de librairie ainsi qu'à l'unité secondaire qui définit le corps correspondant (que cette clause soit répétée ou non pour cette unité). De même, les clauses "with" et les clauses "use" de la clause de contexte d'une unité de compilation <text:span text:style-name="T5">s'appliquent</text:span> à cette unité ainsi qu'à ses sous-unités, s'il y en a.</text:p>
      <text:p text:style-name="P3"><text:soft-page-break/></text:p>
      <text:p text:style-name="P3"><draw:frame text:anchor-type="paragraph" draw:z-index="17" draw:name="Text Frame 18" draw:style-name="gr2" draw:text-style-name="P64" svg:width="0.348cm" svg:height="0.384cm" svg:x="9.999cm" svg:y="0cm"><draw:text-box><text:p><text:span text:style-name="T21">5</text:span></text:p></draw:text-box></draw:frame>Si une unité de librairie est nommée par une clause "with" qui s'applique à une unité de compilation, alors cette unité de librairie est directement visible au sein de l'unité de compilation, sauf là où elle est cachée ; l'unité de librairie est visible comme si elle était déclarée immédiatement dans le paquetage STANDARD (voir 8.6).</text:p>
      <text:p text:style-name="P3"/>
      <text:p text:style-name="P3"><draw:frame text:anchor-type="paragraph" draw:z-index="18" draw:name="Text Frame 19" draw:style-name="gr2" draw:text-style-name="P64" svg:width="0.348cm" svg:height="0.384cm" svg:x="9.999cm" svg:y="0cm"><draw:text-box><text:p><text:span text:style-name="T21">6</text:span></text:p></draw:text-box></draw:frame>Les dépendances entre les unités de compilation sont définies par les clauses "with" ; c'est-à-dire qu'une unité de compilation qui mentionne d'autres unités de librairie dans ses clauses "with" dépend de ces unités de librairie. Ces dépendances entre unités sont prises en compte pour déterminer l'ordre permis de compilation (et de recompilation) des unités de compilation, comme expliqué à la section 10.3, et pour déterminer l'ordre permis d'élaboration des unités de compilation, comme expliqué à la section 10.5.</text:p>
      <text:p text:style-name="P3"/>
      <text:p text:style-name="P27">Notes:</text:p>
      <text:p text:style-name="P3"/>
      <text:p text:style-name="P3"><draw:frame text:anchor-type="paragraph" draw:z-index="19" draw:name="Text Frame 20" draw:style-name="gr2" draw:text-style-name="P64" svg:width="0.348cm" svg:height="0.384cm" svg:x="9.999cm" svg:y="0cm"><draw:text-box><text:p><text:span text:style-name="T21">7</text:span></text:p></draw:text-box></draw:frame>Une unité de librairie nommée par une clause "with" d'une unité de compilation est visible (sauf là où elle est cachée) dans l'unité de compilation et peut donc être utilisée comme unité de programme correspondante. Ainsi, à l'intérieur de l'unité de compilation, le nom d'un paquetage de librairie peut être donné dans les clauses "use" et peut être utilisé pour former des noms étendus ; un sous-programme de librairie peut être appelé ; et des instances d'une unité générique de librairie peuvent être déclarées.</text:p>
      <text:p text:style-name="P3"/>
      <text:p text:style-name="P3"><draw:frame text:anchor-type="paragraph" draw:z-index="20" draw:name="Text Frame 21" draw:style-name="gr2" draw:text-style-name="P64" svg:width="0.348cm" svg:height="0.384cm" svg:x="9.999cm" svg:y="0cm"><draw:text-box><text:p><text:span text:style-name="T21">8</text:span></text:p></draw:text-box></draw:frame>Les règles données pour les clauses "with" sont telles que le même effet est obtenu, que le nom d'une unité de libriaire soit mentionné une ou plusieurs fois par les clauses "with" applicables, ou même à l'intérieur d'une clause "with" donnée.</text:p>
      <text:p text:style-name="P3"/>
      <text:p text:style-name="P27">Exemple 1 : Un programme principal :</text:p>
      <text:p text:style-name="P3"/>
      <text:p text:style-name="P3"><draw:frame text:anchor-type="paragraph" draw:z-index="21" draw:name="Text Frame 22" draw:style-name="gr2" draw:text-style-name="P64" svg:width="0.348cm" svg:height="0.384cm" svg:x="9.999cm" svg:y="0cm"><draw:text-box><text:p><text:span text:style-name="T21">9</text:span></text:p></draw:text-box></draw:frame>Voici un exemple de programme principal constitué d'une seule unité de compilation : une procédure pour imprimer les racines réelles d'une équation quadratique. Le package prédéfini TEXT_IO et un package REAL_OPERATIONS défini par l'utilisateur (contenant la définition du type REAL et des packages REAL_IO et REAL_FUNCTIONS) sont supposés être déjà présents dans la librairie programme. De tels packages peuvent être utilisés par d'autres programmes principaux.</text:p>
      <text:p text:style-name="P3"/>
      <text:p text:style-name="P34"><draw:frame text:anchor-type="paragraph" draw:z-index="22" draw:name="Text Frame 23" draw:style-name="gr2" draw:text-style-name="P64" svg:width="0.348cm" svg:height="0.384cm" svg:x="9.999cm" svg:y="0cm"><draw:text-box><text:p><text:span text:style-name="T21">10</text:span></text:p></draw:text-box></draw:frame><text:span text:style-name="T15">w</text:span><text:span text:style-name="T14">ith</text:span> TEXT_IO, REAL_OPERATIONS; <text:span text:style-name="T14">use</text:span> REAL_OPERATIONS;</text:p>
      <text:p text:style-name="P33"><text:s text:c="2"/><text:span text:style-name="T14">procedure</text:span> QUADRATIC_EQUATION <text:span text:style-name="T14">is</text:span></text:p>
      <text:p text:style-name="P33"><text:s text:c="4"/>A, B, C, D : REAL;</text:p>
      <text:p text:style-name="P33"><text:s text:c="4"/><text:span text:style-name="T14">use</text:span> REAL_IO,-- <text:s/>achieves direct visibility of GET and PUT for REAL</text:p>
      <text:p text:style-name="P33"><text:s text:c="8"/>TEXT_IO,-- <text:s/>achieves direct visibility of PUT for strings and of NEW_LINE</text:p>
      <text:p text:style-name="P33"><text:s text:c="8"/>REAL_FUNCTIONS; <text:s text:c="2"/>-- <text:s/>achieves direct visibility of SQRT</text:p>
      <text:p text:style-name="P33"><text:s text:c="4"/><text:span text:style-name="T14">begin</text:span></text:p>
      <text:p text:style-name="P33"><text:s text:c="6"/>GET( A ); GET( B ); GET( C );</text:p>
      <text:p text:style-name="P33"><text:s text:c="6"/>D := B**2 - 4.0*A*C;</text:p>
      <text:p text:style-name="P33"><text:s text:c="6"/><text:span text:style-name="T14">if</text:span> D &lt; 0.0 <text:span text:style-name="T14">then</text:span></text:p>
      <text:p text:style-name="P33"><text:s text:c="9"/>PUT( "Imaginary Roots." );</text:p>
      <text:p text:style-name="P33"><text:s text:c="6"/><text:span text:style-name="T14">else</text:span></text:p>
      <text:p text:style-name="P33"><text:s text:c="9"/>PUT( "Real Roots : X1 = ");</text:p>
      <text:p text:style-name="P33"><text:s text:c="9"/>PUT( (-B – SQRT(D))/2.0*A) ); PUT( " X2 = " );</text:p>
      <text:p text:style-name="P33"><text:s text:c="9"/>PUT( (-B + SQRT(D))/2.0*A) );</text:p>
      <text:p text:style-name="P33"><text:s text:c="6"/><text:span text:style-name="T14">end if</text:span>;</text:p>
      <text:p text:style-name="P33"><text:s text:c="6"/>NEW_LINE;</text:p>
      <text:p text:style-name="P33"><text:s text:c="4"/><text:span text:style-name="T14">end </text:span>QUADRATIC_EQUATION;</text:p>
      <text:p text:style-name="P33"/>
      <text:p text:style-name="P26">Notes sur l'exemple :</text:p>
      <text:p text:style-name="P2"/>
      <text:p text:style-name="P3"><draw:frame text:anchor-type="paragraph" draw:z-index="23" draw:name="Text Frame 24" draw:style-name="gr2" draw:text-style-name="P64" svg:width="0.348cm" svg:height="0.384cm" svg:x="9.999cm" svg:y="0cm"><draw:text-box><text:p><text:span text:style-name="T21">11</text:span></text:p></draw:text-box></draw:frame>Les clauses "with" d'une unité de compilation ne doivent mentionner que les noms des sous-programmes et paquets de la librairie dont la visibilité est effectivement nécessaire au sein de l'unité. Elles n'ont pas besoin (et ne devraient pas) mentionner d'autres unités de librairie qui sont utilisées à leur tour par certaines des unités nommées dans les clauses "with" sauf si ces autres unités de bibliothèque sont également utilisées directement par l'unité de compilation courante. Par exemple, le corps du package REAL_OPERATIONS peut avoir besoin d'opérations élémentaires fournies par d'autres packages. Ces derniers paquets ne doivent pas être nommés par la clause <text:soft-page-break/>"with" de QUADRATIC_EQUATION puisque ces opérations élémentaires ne sont pas directement appelées dans son corps. <text:s text:c="45"/></text:p>
      <text:p text:style-name="P2"/>
      <text:p text:style-name="P3"><draw:frame text:anchor-type="paragraph" draw:z-index="24" draw:name="Text Frame 25" draw:style-name="gr1" draw:text-style-name="P64" svg:width="0.348cm" svg:height="0.384cm" svg:x="-0.499cm" svg:y="0cm"><draw:text-box><text:p><text:span text:style-name="T21">12</text:span></text:p></draw:text-box></draw:frame><text:span text:style-name="T5">Références :</text:span> <text:span text:style-name="T78">permet</text:span> 1.6, unité de compilation 10.1, visibilité directe 8.3, élaboration 3.9, corps générique 12.2, unité générique 12.1, masquage 8.3, instance 12.3, unité de <text:span text:style-name="T78">librairie</text:span> 10.1, programme principal 10.1, doit 1.6, nom 4.1, package 7, corps du package 7.1, déclaration du package 7.1, procédure 6.1, unité de programme 6, unité secondaire 10.1, nom simple 4.1, package prédéfini standard 8.6, corps d<text:span text:style-name="T78">e</text:span> sous-programme 6.3, déclaration d<text:span text:style-name="T78">e</text:span> sous-programme 6.1, sous-unité 10.2, type 3.3, clause <text:span text:style-name="T78">use</text:span> 8.4, visibilité 8.3</text:p>
      <text:p text:style-name="P2"/>
      <text:p text:style-name="P2"/>
      <text:list text:continue-numbering="true" text:style-name="Numbering_20_123">
        <text:list-item>
          <text:list>
            <text:list-item>
              <text:list>
                <text:list-item>
                  <text:h text:style-name="P52" text:outline-level="3">Examples of Compilation Units</text:h>
                </text:list-item>
              </text:list>
            </text:list-item>
          </text:list>
        </text:list-item>
      </text:list>
      <text:p text:style-name="P2"/>
      <text:p text:style-name="P3"><draw:frame text:anchor-type="paragraph" draw:z-index="25" draw:name="Text Frame 26" draw:style-name="gr1" draw:text-style-name="P64" svg:width="0.348cm" svg:height="0.384cm" svg:x="-0.499cm" svg:y="0cm"><draw:text-box><text:p><text:span text:style-name="T21">1</text:span></text:p></draw:text-box></draw:frame>Une unité de compilation peut être divisée en un certain nombre d'unités de compilation. Par exemple, considérons le programme suivant.</text:p>
      <text:p text:style-name="P2"/>
      <text:p text:style-name="P2"><draw:frame text:anchor-type="paragraph" draw:z-index="26" draw:name="Text Frame 27" draw:style-name="gr1" draw:text-style-name="P64" svg:width="0.348cm" svg:height="0.384cm" svg:x="-0.499cm" svg:y="0cm"><draw:text-box><text:p><text:span text:style-name="T21">2</text:span></text:p></draw:text-box></draw:frame><text:span text:style-name="T13">procedure</text:span><text:span text:style-name="T9"> PROCESSOR </text:span><text:span text:style-name="T13">is</text:span></text:p>
      <text:p text:style-name="P33"/>
      <text:p text:style-name="P33"><text:s text:c="6"/>SMALL : <text:span text:style-name="T14">constant</text:span> := 20;</text:p>
      <text:p text:style-name="P33"><text:s text:c="6"/>TOTAL : INTEGER <text:s/>:= 0; </text:p>
      <text:p text:style-name="P33"/>
      <text:p text:style-name="P33"><text:span text:style-name="T14"><text:s text:c="2"/>package</text:span> STOCK <text:span text:style-name="T14">is</text:span></text:p>
      <text:p text:style-name="P33"><text:s text:c="4"/>LIMIT : <text:span text:style-name="T14">constant</text:span> := 1 </text:p>
      <text:p text:style-name="P33"><text:s text:c="4"/>TABLE : <text:span text:style-name="T14">array</text:span> (1 .. LIMIT) <text:span text:style-name="T14">of</text:span> INTEGER; <text:s text:c="2"/></text:p>
      <text:p text:style-name="P33"><text:s text:c="4"/><text:span text:style-name="T14">procedure</text:span> RESTART;</text:p>
      <text:p text:style-name="P33"><text:span text:style-name="T14"><text:s text:c="2"/>end</text:span> STOCK; </text:p>
      <text:p text:style-name="P33"/>
      <text:p text:style-name="P33"><text:s text:c="2"/><text:span text:style-name="T14">package</text:span> <text:span text:style-name="T14">body</text:span> STOCK <text:span text:style-name="T14">is</text:span></text:p>
      <text:p text:style-name="P33"><text:s text:c="4"/><text:span text:style-name="T14">procedure</text:span> RESTART <text:span text:style-name="T14">is</text:span></text:p>
      <text:p text:style-name="P33"><text:s text:c="4"/><text:span text:style-name="T14">begin</text:span></text:p>
      <text:p text:style-name="P33"><text:s text:c="6"/><text:span text:style-name="T14">for</text:span> N <text:span text:style-name="T14">in</text:span> 1 .. LIMIT <text:span text:style-name="T14">loop</text:span></text:p>
      <text:p text:style-name="P33"><text:s text:c="8"/>TABLE(N) := N;</text:p>
      <text:p text:style-name="P33"><text:s text:c="6"/><text:span text:style-name="T14">end</text:span> <text:span text:style-name="T14">loop</text:span>;</text:p>
      <text:p text:style-name="P33"><text:s text:c="4"/><text:span text:style-name="T14">end</text:span>;</text:p>
      <text:p text:style-name="P33"><text:s text:c="2"/><text:span text:style-name="T14">begin</text:span></text:p>
      <text:p text:style-name="P33"><text:s text:c="4"/>RESTART;</text:p>
      <text:p text:style-name="P33"><text:s text:c="2"/><text:span text:style-name="T14">end</text:span> STOCK; </text:p>
      <text:p text:style-name="P33"/>
      <text:p text:style-name="P33"><text:s text:c="2"/><text:span text:style-name="T14">procedure</text:span> UPDATE(X : INTEGER) <text:span text:style-name="T14">is</text:span></text:p>
      <text:p text:style-name="P33"><text:s text:c="4"/><text:span text:style-name="T14">use</text:span> STOCK;</text:p>
      <text:p text:style-name="P33"><text:s text:c="2"/><text:span text:style-name="T14">begin</text:span></text:p>
      <text:p text:style-name="P33"><text:s text:c="4"/>...</text:p>
      <text:p text:style-name="P33"><text:s text:c="4"/>TABLE(X) := TABLE(X) + SMALL;</text:p>
      <text:p text:style-name="P33"><text:s text:c="4"/>...</text:p>
      <text:p text:style-name="P33"><text:s text:c="2"/><text:span text:style-name="T14">end</text:span> UPDATE; </text:p>
      <text:p text:style-name="P33"/>
      <text:p text:style-name="P58">begin</text:p>
      <text:p text:style-name="P33"><text:s text:c="2"/>...</text:p>
      <text:p text:style-name="P33"><text:s text:c="2"/>STOCK.RESTART; <text:s/>-- reinitializes TABLE</text:p>
      <text:p text:style-name="P33"><text:s text:c="2"/>...</text:p>
      <text:p text:style-name="P33"><text:span text:style-name="T14">end</text:span> PROCESSOR; </text:p>
      <text:p text:style-name="P2"/>
      <text:p text:style-name="P3"><draw:frame text:anchor-type="paragraph" draw:z-index="27" draw:name="Text Frame 28" draw:style-name="gr1" draw:text-style-name="P64" svg:width="0.348cm" svg:height="0.384cm" svg:x="-0.499cm" svg:y="0cm"><draw:text-box><text:p><text:span text:style-name="T21">3</text:span></text:p></draw:text-box></draw:frame>Les trois unités de compilation suivantes définissent un programme avec un effet equivalent à l'exemple ci-dessus (les lignes tiretées entre unités de compilation servent à rappeler au lecteur que ces unités ne forment pas nécessairement des textes contigus).</text:p>
      <text:p text:style-name="P2"/>
      <text:p text:style-name="P55"><draw:frame text:anchor-type="paragraph" draw:z-index="28" draw:name="Text Frame 31" draw:style-name="gr2" draw:text-style-name="P64" svg:width="0.348cm" svg:height="0.384cm" svg:x="9.999cm" svg:y="0cm"><draw:text-box><text:p><text:span text:style-name="T21">4</text:span></text:p></draw:text-box></draw:frame>Exemple 2 : Plusieurs unités de compilation :</text:p>
      <text:p text:style-name="P2"/>
      <text:p text:style-name="P2"><draw:frame text:anchor-type="paragraph" draw:z-index="29" draw:name="Text Frame 32" draw:style-name="gr2" draw:text-style-name="P64" svg:width="0.348cm" svg:height="0.384cm" svg:x="9.999cm" svg:y="0cm"><draw:text-box><text:p><text:span text:style-name="T21">5</text:span></text:p></draw:text-box></draw:frame><text:span text:style-name="T13">package</text:span><text:span text:style-name="T9"> STOCK </text:span><text:span text:style-name="T13">is</text:span></text:p>
      <text:p text:style-name="P33"><text:s text:c="2"/>LIMIT : <text:span text:style-name="T14">constant</text:span> := 1 </text:p>
      <text:p text:style-name="P33"><text:s text:c="2"/>TABLE : <text:span text:style-name="T14">array</text:span> (1 .. LIMIT) <text:span text:style-name="T14">of</text:span> INTEGER;</text:p>
      <text:p text:style-name="P33"><text:s text:c="2"/><text:span text:style-name="T14">procedure</text:span> RESTART;</text:p>
      <text:p text:style-name="P33"><text:span text:style-name="T14">end</text:span> STOCK; </text:p>
      <text:p text:style-name="P33"/>
      <text:p text:style-name="P33">------------------------------------------------- </text:p>
      <text:p text:style-name="P33"/>
      <text:p text:style-name="P2"><draw:frame text:anchor-type="paragraph" draw:z-index="30" draw:name="Text Frame 29" draw:style-name="gr2" draw:text-style-name="P64" svg:width="0.348cm" svg:height="0.384cm" svg:x="9.999cm" svg:y="0cm"><draw:text-box><text:p><text:span text:style-name="T21">6</text:span></text:p></draw:text-box></draw:frame><text:span text:style-name="T13">package</text:span><text:span text:style-name="T9"> </text:span><text:span text:style-name="T13">body</text:span><text:span text:style-name="T9"> STOCK </text:span><text:span text:style-name="T13">is</text:span></text:p>
      <text:p text:style-name="P33"><text:s text:c="2"/><text:span text:style-name="T14">procedure</text:span> RESTART <text:span text:style-name="T14">is</text:span></text:p>
      <text:p text:style-name="P33"><text:s text:c="2"/><text:span text:style-name="T14">begin</text:span></text:p>
      <text:p text:style-name="P33"><text:s text:c="4"/><text:span text:style-name="T14">for</text:span> N <text:span text:style-name="T14">in</text:span> 1 .. LIMIT <text:span text:style-name="T14">loop</text:span></text:p>
      <text:p text:style-name="P33"><text:s text:c="6"/>TABLE(N) := N;</text:p>
      <text:p text:style-name="P33"><text:s text:c="4"/><text:span text:style-name="T14">end</text:span> <text:span text:style-name="T14">loop</text:span>;</text:p>
      <text:p text:style-name="P33"><text:s text:c="2"/><text:span text:style-name="T14">end</text:span>;</text:p>
      <text:p text:style-name="P58">begin</text:p>
      <text:p text:style-name="P33"><text:s text:c="2"/>RESTART;</text:p>
      <text:p text:style-name="P33"><text:span text:style-name="T14">end</text:span> STOCK; </text:p>
      <text:p text:style-name="P33"/>
      <text:p text:style-name="P33">------------------------------------------------- </text:p>
      <text:p text:style-name="P33"><text:s text:c="5"/></text:p>
      <text:p text:style-name="P2"><draw:frame text:anchor-type="paragraph" draw:z-index="31" draw:name="Text Frame 30" draw:style-name="gr2" draw:text-style-name="P64" svg:width="0.348cm" svg:height="0.384cm" svg:x="9.999cm" svg:y="0cm"><draw:text-box><text:p><text:span text:style-name="T21">7</text:span></text:p></draw:text-box></draw:frame><text:span text:style-name="T13">with</text:span><text:span text:style-name="T9"> STOCK;</text:span></text:p>
      <text:p text:style-name="P33"><text:span text:style-name="T14">procedure</text:span> PROCESSOR <text:span text:style-name="T14">is</text:span></text:p>
      <text:p text:style-name="P33"><text:s text:c="2"/>SMALL : <text:span text:style-name="T14">constant</text:span> := 20;</text:p>
      <text:p text:style-name="P33"><text:s text:c="2"/>TOTAL : INTEGER <text:s/>:= 0; </text:p>
      <text:p text:style-name="P33"/>
      <text:p text:style-name="P33"><text:s text:c="2"/><text:span text:style-name="T14">procedure</text:span> UPDATE(X : INTEGER) <text:span text:style-name="T14">is</text:span></text:p>
      <text:p text:style-name="P33"><text:s text:c="4"/><text:span text:style-name="T14">use</text:span> STOCK;</text:p>
      <text:p text:style-name="P33"><text:s text:c="2"/><text:span text:style-name="T14">begin</text:span></text:p>
      <text:p text:style-name="P33"><text:s text:c="4"/>...</text:p>
      <text:p text:style-name="P33"><text:s text:c="4"/>TABLE(X) := TABLE(X) + SMALL;</text:p>
      <text:p text:style-name="P33"><text:s text:c="4"/>...</text:p>
      <text:p text:style-name="P33"><text:s text:c="2"/><text:span text:style-name="T14">end</text:span> UPDATE;</text:p>
      <text:p text:style-name="P58">begin</text:p>
      <text:p text:style-name="P33"><text:s/>...</text:p>
      <text:p text:style-name="P33"><text:s/>STOCK.RESTART; <text:s/>-- <text:s/>reinitializes TABLE</text:p>
      <text:p text:style-name="P33"><text:s/>...</text:p>
      <text:p text:style-name="P33"><text:s text:c="6"/></text:p>
      <text:p text:style-name="P25"><text:span text:style-name="T13">end</text:span><text:span text:style-name="T12"> PROCESSOR;</text:span></text:p>
      <text:p text:style-name="P2"/>
      <text:p text:style-name="P3"><draw:frame text:anchor-type="paragraph" draw:z-index="32" draw:name="Text Frame 33" draw:style-name="gr2" draw:text-style-name="P64" svg:width="0.348cm" svg:height="0.384cm" svg:x="9.999cm" svg:y="0cm"><draw:text-box><text:p><text:span text:style-name="T21">8</text:span></text:p></draw:text-box></draw:frame>Notez que dans cette dernière version, le paquet STOCK n'a aucune visibilité des identifiants extérieurs autres que les identifiants prédéfinis (du paquet STANDARD). En particulier, STOCK n'utilise aucun identifiant déclaré dans PROCESSOR tel que SMALL ou TOTAL ; sinon STOCK n'aurait pas pu être extrait de PROCESSOR de la manière ci-dessus. La procédure PROCESSOR, en revanche, dépend de STOCK et mentionne ce package dans une clause "with". <text:s/>Cela permet les occurrences internes de STOCK dans le nom développé STOCK.RESTART et dans la clause use. </text:p>
      <text:p text:style-name="P2"/>
      <text:p text:style-name="P3"><draw:frame text:anchor-type="paragraph" draw:z-index="33" draw:name="Text Frame 34" draw:style-name="gr2" draw:text-style-name="P64" svg:width="0.348cm" svg:height="0.384cm" svg:x="9.999cm" svg:y="0cm"><draw:text-box><text:p><text:span text:style-name="T21">9</text:span></text:p></draw:text-box></draw:frame>Ces trois unités de compilation peuvent être soumises dans une ou plusieurs compilations. Par exemple, il est possible de soumettre la spécification du paquet et le corps de package ensemble et dans cet ordre en une seule compilation. <text:s/></text:p>
      <text:p text:style-name="P2"><text:s text:c="2"/></text:p>
      <text:p text:style-name="P3"><draw:frame text:anchor-type="paragraph" draw:z-index="34" draw:name="Text Frame 35" draw:style-name="gr2" draw:text-style-name="P64" svg:width="0.348cm" svg:height="0.384cm" svg:x="9.999cm" svg:y="0cm"><draw:text-box><text:p><text:span text:style-name="T21">10</text:span></text:p></draw:text-box></draw:frame><text:span text:style-name="T5">Références :</text:span> unité de compilation 10.1, déclaration 3.1, identifiant 2.3, pacakge 7, corps de package 7.1, spécification de package 7.1, programme 10, package standard 8.6, clause "use" 8.4, visibilité 8.3, clause "with" 10.1.1</text:p>
      <text:p text:style-name="P2"/>
      <text:list text:continue-numbering="true" text:style-name="Numbering_20_123">
        <text:list-item>
          <text:list>
            <text:list-item>
              <text:h text:style-name="P50" text:outline-level="2">Sous-unités d'Unités de Compilation</text:h>
            </text:list-item>
          </text:list>
        </text:list-item>
      </text:list>
      <text:p text:style-name="P3"><draw:frame text:anchor-type="paragraph" draw:z-index="35" draw:name="Text Frame 36" draw:style-name="gr1" draw:text-style-name="P64" svg:width="0.348cm" svg:height="0.384cm" svg:x="-0.499cm" svg:y="0cm"><draw:text-box><text:p><text:span text:style-name="T21">1</text:span></text:p></draw:text-box></draw:frame>Une sous-unité est utilisée pour la compilation séparée du corps propre d'un<text:span text:style-name="T29">e </text:span>unité de programme déclarée dans une autre unité de compilation. Cette méthode de division d'un programme permet le développement hiérarchique du programme.</text:p>
      <text:p text:style-name="P3"/>
      <text:p text:style-name="P43"><draw:frame text:anchor-type="paragraph" draw:z-index="36" draw:name="Text Frame 37" draw:style-name="gr1" draw:text-style-name="P64" svg:width="0.348cm" svg:height="0.384cm" svg:x="-0.499cm" svg:y="0cm"><draw:text-box><text:p><text:span text:style-name="T21">2</text:span></text:p></draw:text-box></draw:frame><text:tab/><text:span text:style-name="T29">body</text:span>_stub ::=</text:p>
      <text:p text:style-name="P43"><text:tab/><text:tab/> <text:s/>subprogram_specification <text:span text:style-name="T16">is</text:span> <text:span text:style-name="T16">separate</text:span>;</text:p>
      <text:p text:style-name="P44"><text:tab/><text:tab/>| <text:span text:style-name="T14">package </text:span><text:span text:style-name="T16">body</text:span> <text:span text:style-name="T5">package</text:span>_simple_name <text:span text:style-name="T16">is</text:span> <text:span text:style-name="T16">separate</text:span>;</text:p>
      <text:p text:style-name="P44"><text:tab/><text:tab/><text:span text:style-name="T33">|</text:span> <text:span text:style-name="T16">task body</text:span> <text:span text:style-name="T5">task</text:span>_simple_name <text:span text:style-name="T16">is</text:span> <text:span text:style-name="T16">separate</text:span>;</text:p>
      <text:p text:style-name="P43"/>
      <text:p text:style-name="P43"><text:tab/><text:span text:style-name="T29">s</text:span>ous-unité ::=</text:p>
      <text:p text:style-name="P43"><text:tab/><text:tab/><text:span text:style-name="T16">separate</text:span> (<text:span text:style-name="T5">parent</text:span><text:span text:style-name="T6">_unit</text:span><text:span text:style-name="T29">_name</text:span>) <text:span text:style-name="T29">proper_body</text:span></text:p>
      <text:p text:style-name="P43"/>
      <text:p text:style-name="P3"><draw:frame text:anchor-type="paragraph" draw:z-index="37" draw:name="Text Frame 38" draw:style-name="gr1" draw:text-style-name="P64" svg:width="0.348cm" svg:height="0.384cm" svg:x="-0.499cm" svg:y="0cm"><draw:text-box><text:p><text:span text:style-name="T21">3</text:span></text:p></draw:text-box></draw:frame>Un stub de corps est <text:span text:style-name="T34">seulement </text:span>autorisé <text:span text:style-name="T34">comme </text:span>corps d'une unité de programme (un sous-programme, un package, une unité de tâches ou une unité générique) si le <text:span text:style-name="T35">dit</text:span> stub de corps <text:span text:style-name="T34">est présent </text:span>immédiatement dans la spécification d'un package de <text:span text:style-name="T34">librairie</text:span> ou dans l<text:span text:style-name="T34">a </text:span>partie déclarative d’une autre unité de compilation.</text:p>
      <text:p text:style-name="P3"/>
      <text:p text:style-name="P3"><draw:frame text:anchor-type="paragraph" draw:z-index="38" draw:name="Text Frame 39" draw:style-name="gr1" draw:text-style-name="P64" svg:width="0.348cm" svg:height="0.384cm" svg:x="-0.499cm" svg:y="0cm"><draw:text-box><text:p><text:span text:style-name="T21">4</text:span></text:p></draw:text-box></draw:frame>Si le corps d'une unité de programme est un stub de corps, une sous-unité séparément <text:span text:style-name="T36">compilée</text:span> contenant le corps approprié correspondant est <text:span text:style-name="T36">exigée</text:span>. Dans le cas d'un sous-programme, les spécifications du sous-programme données dans le corps <text:span text:style-name="T36">propre</text:span> et dans le <text:span text:style-name="T36">stub</text:span> de <text:span text:style-name="T36">corps</text:span> doit être conforme<text:span text:style-name="T36">s</text:span> (voir 6.3.1).</text:p>
      <text:p text:style-name="P3"/>
      <text:p text:style-name="P3"><draw:frame text:anchor-type="paragraph" draw:z-index="39" draw:name="Text Frame 40" draw:style-name="gr1" draw:text-style-name="P64" svg:width="0.348cm" svg:height="0.384cm" svg:x="-0.499cm" svg:y="0cm"><draw:text-box><text:p><text:span text:style-name="T21">5</text:span></text:p></draw:text-box></draw:frame>Chaque sous-unité mentionne le nom de son <text:span text:style-name="T5">unité parent</text:span><text:span text:style-name="T7">e</text:span>, c'est-à-dire l’<text:span text:style-name="T37">unité de </text:span>compilation où le <text:span text:style-name="T37">stub</text:span> de corps correspondant est donné. Si l'unité parent<text:span text:style-name="T37">e</text:span> est un<text:span text:style-name="T38">e</text:span> unité de <text:span text:style-name="T37">librairie</text:span>, elle est appelée unité de <text:span text:style-name="T37">librairie</text:span> <text:span text:style-name="T5">ancêtre</text:span>. Si l'unité parent<text:span text:style-name="T38">e</text:span> est elle-même une sous-unité, le nom de l'unité parent<text:span text:style-name="T38">e</text:span> doit être donné au complet sous forme de nom développé, commençant par le nom simple de l'unité de <text:span text:style-name="T38">librairie</text:span> ancêtre. Les noms simples de toutes les sous-unités qui ont la même unité de <text:span text:style-name="T38">librairie</text:span> ancêtre doivent être des identifiants distincts.</text:p>
      <text:p text:style-name="P3"/>
      <text:p text:style-name="P3"><draw:frame text:anchor-type="paragraph" draw:z-index="40" draw:name="Text Frame 41" draw:style-name="gr1" draw:text-style-name="P64" svg:width="0.348cm" svg:height="0.384cm" svg:x="-0.499cm" svg:y="0cm"><draw:text-box><text:p><text:span text:style-name="T21">6</text:span></text:p></draw:text-box></draw:frame>La visibilité au sein du corps propre d'une sous-unité est la visibilité qui serait être obtenu<text:span text:style-name="T39">e</text:span> à l'endroit du <text:span text:style-name="T39">stub</text:span> de corps correspondant (au sein d<text:span text:style-name="T39">e l’unité </text:span>parent<text:span text:style-name="T39">e</text:span>) si les clauses with et les clauses use de la sous-unité étaient <text:span text:style-name="T39">ajoutées</text:span> à la clause <text:span text:style-name="T39">de contexte</text:span> de l’unité parent<text:span text:style-name="T39">e</text:span>. Si l'unité parent<text:span text:style-name="T39">e</text:span> est elle-même un<text:span text:style-name="T39">e</text:span> sous-unité, alors la même règle est utilisée pour définir la visibilité au sein d<text:span text:style-name="T39">u </text:span>corps propre de l’unité parent<text:span text:style-name="T39">e</text:span>.</text:p>
      <text:p text:style-name="P3"/>
      <text:p text:style-name="P3"><draw:frame text:anchor-type="paragraph" draw:z-index="41" draw:name="Text Frame 42" draw:style-name="gr1" draw:text-style-name="P64" svg:width="0.348cm" svg:height="0.384cm" svg:x="-0.499cm" svg:y="0cm"><draw:text-box><text:p><text:span text:style-name="T21">7</text:span></text:p></draw:text-box></draw:frame>L’effet de l’élaboration d’un stub de corps est d’élaborer le corps <text:span text:style-name="T40">propre </text:span>de la sous-unité.</text:p>
      <text:p text:style-name="P3"/>
      <text:p text:style-name="P27"><text:span text:style-name="T41">Notes</text:span>:</text:p>
      <text:p text:style-name="P3"/>
      <text:p text:style-name="P5"><draw:frame text:anchor-type="paragraph" draw:z-index="42" draw:name="Text Frame 43" draw:style-name="gr1" draw:text-style-name="P64" svg:width="0.348cm" svg:height="0.384cm" svg:x="-0.499cm" svg:y="0cm"><draw:text-box><text:p><text:span text:style-name="T21">8</text:span></text:p></draw:text-box></draw:frame>Deux sous-unités d'unités de <text:span text:style-name="T41">librairie</text:span> différentes dans la même <text:span text:style-name="T41">librairie</text:span> de programmes n'ont pas <text:span text:style-name="T41">nécessairement </text:span>d<text:span text:style-name="T41">es </text:span>identifiants distincts. Dans tous les cas, leurs noms complets développés sont distincts, puisque les noms simples des unités de bibliothèque sont distincts et que</text:p>
      <text:p text:style-name="P5">les noms simples de toutes les sous-unités qui ont une unité de <text:span text:style-name="T41">librairie</text:span> donnée comme ancêtre <text:span text:style-name="T41">sont</text:span> également distincte<text:span text:style-name="T41">s</text:span>. <text:span text:style-name="T41">A l’aide de déclarations de renommage, </text:span>des noms de sous-programmes <text:span text:style-name="T41">surchargés </text:span>qui renomment des sous-unités (distinctes) peuvent être introduits.</text:p>
      <text:p text:style-name="P3"/>
      <text:p text:style-name="P6"><draw:frame text:anchor-type="paragraph" draw:z-index="43" draw:name="Text Frame 44" draw:style-name="gr1" draw:text-style-name="P64" svg:width="0.348cm" svg:height="0.384cm" svg:x="-0.499cm" svg:y="0cm"><draw:text-box><text:p><text:span text:style-name="T21">9</text:span></text:p></draw:text-box></draw:frame>Une unité de <text:span text:style-name="T41">librairie</text:span> nommée par la clause with d'une sous-unité peut être <text:span text:style-name="T42">cachée </text:span>par une déclaration (<text:span text:style-name="T42">de</text:span> même identifiant) donnée dans le corps propre d<text:span text:style-name="T42">e la </text:span>sous-unité. De plus, une telle unité de <text:span text:style-name="T41">librairie</text:span> peut même être <text:span text:style-name="T43">cachée</text:span> par une déclaration donné<text:span text:style-name="T44">e</text:span> dans une unité parent<text:span text:style-name="T43">e</text:span> puisqu'une unité de <text:span text:style-name="T41">librairie</text:span> agit comme si elle était déclarée dans STANDARD; cela n'affecte cependant pas l'interprétation d<text:span text:style-name="T43">es </text:span>clauses <text:span text:style-name="T43">with</text:span> elles-mêmes, puisque seuls les noms d'unités de <text:span text:style-name="T41">librairie</text:span> peuvent apparaître <text:span text:style-name="T43">dans des </text:span>clauses <text:span text:style-name="T43">with</text:span>.</text:p>
      <text:p text:style-name="P6"/>
      <text:p text:style-name="P7"><text:span text:style-name="T5">Références :</text:span> unité de compilation 10.1, conforme 6.3.1, clause <text:span text:style-name="T45">de contexte</text:span> 10.1.1, déclaration 3.1, partie déclarative 3.9, visibilité directe 8.3, élaboration 3.9, nom <text:span text:style-name="T45">développé</text:span> 4.1.3, corps générique 12.2, unité générique 12, caché déclaration 8.3, identifiant 2.3, unité de <text:span text:style-name="T45">librairie</text:span> 10.1, déclaration locale 8.1, nom 4.1, apparaît immédiatement dans 8.1, surcharge 8.3, package 7, package <text:span text:style-name="T45">body</text:span> 7.1, spécification du package 7.1, programme 10, unité de programme 6, corps <text:span text:style-name="T45">propre</text:span> 3.9, déclaration de renommage 8.5, compilation séparée 10.1, nom simple 4.1, sous-programme 6, corps d<text:span text:style-name="T80">e</text:span> sous-programme 6.3, spécification d<text:span text:style-name="T80">e</text:span> sous-programme 6.1, tâche 9, corps de tâche 9.1, unité de tâche 9.1, clause <text:span text:style-name="T45">use</text:span> 8.4, visibilité 8.3, clause <text:span text:style-name="T45">with</text:span> 10.1.1 </text:p>
      <text:p text:style-name="P6"/>
      <text:p text:style-name="P6"/>
      <text:list text:continue-numbering="true" text:style-name="Numbering_20_123">
        <text:list-item>
          <text:list>
            <text:list-item>
              <text:list>
                <text:list-item>
                  <text:h text:style-name="P52" text:outline-level="3">Exemples de sous-unités </text:h>
                </text:list-item>
              </text:list>
            </text:list-item>
          </text:list>
        </text:list-item>
      </text:list>
      <text:p text:style-name="P6"/>
      <text:p text:style-name="P6"><draw:frame text:anchor-type="paragraph" draw:z-index="44" draw:name="Text Frame 45" draw:style-name="gr2" draw:text-style-name="P64" svg:width="0.348cm" svg:height="0.384cm" svg:x="9.999cm" svg:y="0cm"><draw:text-box><text:p><text:span text:style-name="T21">1</text:span></text:p></draw:text-box></draw:frame>La procédure TOP est d'abord écrite comme une unité de compilation sans sous-unités.</text:p>
      <text:p text:style-name="P6"/>
      <text:p text:style-name="P35"><draw:frame text:anchor-type="paragraph" draw:z-index="45" draw:name="Text Frame 46" draw:style-name="gr2" draw:text-style-name="P64" svg:width="0.348cm" svg:height="0.384cm" svg:x="9.999cm" svg:y="0cm"><draw:text-box><text:p><text:span text:style-name="T21">2</text:span></text:p></draw:text-box></draw:frame><text:span text:style-name="T17">with</text:span> TEXT_IO ;</text:p>
      <text:p text:style-name="P38"><text:span text:style-name="T14">proc</text:span><text:span text:style-name="T17">e</text:span><text:span text:style-name="T14">dure</text:span> TOP <text:span text:style-name="T17">is</text:span></text:p>
      <text:p text:style-name="P35"/>
      <text:p text:style-name="P35"><text:s text:c="2"/><text:span text:style-name="T17">type</text:span> REAL <text:span text:style-name="T17">is digits</text:span> 10 ;</text:p>
      <text:p text:style-name="P35"><text:s text:c="2"/>R, S : <text:span text:style-name="T46">REAL</text:span> := 1,0 ;</text:p>
      <text:p text:style-name="P35"/>
      <text:p text:style-name="P37"><text:span text:style-name="T46"><text:s text:c="2"/></text:span><text:span text:style-name="T17">package</text:span> FACILITY <text:span text:style-name="T17">is</text:span></text:p>
      <text:p text:style-name="P35"><text:s text:c="4"/>PI : <text:span text:style-name="T14">constant</text:span> := 3.14159_26536;</text:p>
      <text:p text:style-name="P35"><text:s text:c="4"/><text:span text:style-name="T17">function </text:span><text:s/>F( X : REAL ) <text:span text:style-name="T17">return</text:span> REAL ;</text:p>
      <text:p text:style-name="P37"><text:s text:c="4"/><text:span text:style-name="T14">proc</text:span><text:span text:style-name="T17">e</text:span><text:span text:style-name="T14">dure</text:span> G( Y, Z : <text:span text:style-name="T46">REAL </text:span>);</text:p>
      <text:p text:style-name="P37"><text:span text:style-name="T46"><text:s text:c="2"/></text:span><text:span text:style-name="T17">end</text:span><text:span text:style-name="T46"> FACILITY</text:span> ;</text:p>
      <text:p text:style-name="P35"/>
      <text:p text:style-name="P35"><text:s text:c="2"/><text:span text:style-name="T17">package body</text:span> FACILITY <text:span text:style-name="T17">is</text:span></text:p>
      <text:p text:style-name="P35"><text:s text:c="4"/>-- quelques déclarations locales suivies de </text:p>
      <text:p text:style-name="P35"/>
      <text:p text:style-name="P38"><text:span text:style-name="T17"><text:s text:c="4"/>function</text:span> F(X : REAL) retour REAL <text:span text:style-name="T17">is</text:span></text:p>
      <text:p text:style-name="P35"><text:s text:c="4"/><text:span text:style-name="T17">begin</text:span></text:p>
      <text:p text:style-name="P35"><text:s text:c="6"/>-- séquence d'<text:span text:style-name="T46">instructions</text:span> de F</text:p>
      <text:p text:style-name="P35"><text:s text:c="12"/>...</text:p>
      <text:p text:style-name="P37"><text:s text:c="4"/><text:span text:style-name="T17">end</text:span> F;</text:p>
      <text:p text:style-name="P37"/>
      <text:p text:style-name="P38"><text:s text:c="4"/><text:span text:style-name="T14">proc</text:span><text:span text:style-name="T17">e</text:span><text:span text:style-name="T14">dure </text:span>G( Y, Z : REAL ) <text:span text:style-name="T17">is</text:span></text:p>
      <text:p text:style-name="P35"><text:s text:c="6"/>-- procédures locales utilisant TEXT_IO</text:p>
      <text:p text:style-name="P35"><text:s text:c="6"/>...</text:p>
      <text:p text:style-name="P37"><text:s text:c="4"/><text:span text:style-name="T17">begin</text:span></text:p>
      <text:p text:style-name="P35"><text:s text:c="6"/>-- séquence d'<text:span text:style-name="T46">instructions</text:span> de G</text:p>
      <text:p text:style-name="P35"><text:s text:c="6"/>...</text:p>
      <text:p text:style-name="P37"><text:s text:c="4"/><text:span text:style-name="T17">end</text:span> G;</text:p>
      <text:p text:style-name="P37"><text:span text:style-name="T17"><text:s text:c="2"/>end</text:span> <text:span text:style-name="T46">FACILITY</text:span>;</text:p>
      <text:p text:style-name="P35"/>
      <text:p text:style-name="P38"><text:s text:c="2"/><text:span text:style-name="T14">proc</text:span><text:span text:style-name="T17">e</text:span><text:span text:style-name="T14">dure</text:span> TRANSFORM( U :<text:span text:style-name="T14">in</text:span> <text:span text:style-name="T14">out</text:span> REAL ) <text:span text:style-name="T17">is</text:span></text:p>
      <text:p text:style-name="P37"><text:s text:c="4"/><text:span text:style-name="T17">use</text:span><text:span text:style-name="T46"> FACILITY</text:span>;</text:p>
      <text:p text:style-name="P37"><text:s text:c="2"/><text:span text:style-name="T17">begin</text:span></text:p>
      <text:p text:style-name="P35"><text:s text:c="4"/>U := F( U );</text:p>
      <text:p text:style-name="P35"><text:s text:c="4"/>...</text:p>
      <text:p text:style-name="P38"><text:span text:style-name="T17"><text:s text:c="2"/>end</text:span> TRANSFORM ;</text:p>
      <text:p text:style-name="P35"><text:span text:style-name="T17">begin</text:span> -- <text:span text:style-name="T46">TOP</text:span> </text:p>
      <text:p text:style-name="P35"><text:s text:c="2"/>TRANSFORM( R );</text:p>
      <text:p text:style-name="P35"><text:s text:c="2"/>...</text:p>
      <text:p text:style-name="P37"><text:span text:style-name="T46"><text:s text:c="2"/>FACILITY</text:span>.G( R, S );</text:p>
      <text:p text:style-name="P35"><text:span text:style-name="T17">end</text:span> <text:span text:style-name="T46">TOP</text:span>; <text:s text:c="72"/></text:p>
      <text:p text:style-name="P35"/>
      <text:p text:style-name="P36"/>
      <text:p text:style-name="P6"><draw:frame text:anchor-type="paragraph" draw:z-index="46" draw:name="Text Frame 47" draw:style-name="gr1" draw:text-style-name="P64" svg:width="0.348cm" svg:height="0.384cm" svg:x="-0.499cm" svg:y="0cm"><draw:text-box><text:p><text:span text:style-name="T21">3</text:span></text:p></draw:text-box></draw:frame>Le corps du package FACILITY et celui de la procédure TRANSFORM peuvent être transformés en sous-unités distinctes de TOP. De même, le corps de la procédure G peut être transformé en une sous-unité de FACILITY comme suit.</text:p>
      <text:p text:style-name="P6"/>
      <text:p text:style-name="P28"><draw:frame text:anchor-type="paragraph" draw:z-index="47" draw:name="Text Frame 48" draw:style-name="gr1" draw:text-style-name="P64" svg:width="0.348cm" svg:height="0.384cm" svg:x="-0.499cm" svg:y="0cm"><draw:text-box><text:p><text:span text:style-name="T21">4</text:span></text:p></draw:text-box></draw:frame>Exemple 3 :</text:p>
      <text:p text:style-name="P6"/>
      <text:p text:style-name="P38"><draw:frame text:anchor-type="paragraph" draw:z-index="48" draw:name="Text Frame 49" draw:style-name="gr1" draw:text-style-name="P64" svg:width="0.348cm" svg:height="0.384cm" svg:x="-0.499cm" svg:y="0cm"><draw:text-box><text:p><text:span text:style-name="T21">5</text:span></text:p></draw:text-box></draw:frame><text:span text:style-name="T14">proc</text:span><text:span text:style-name="T17">e</text:span><text:span text:style-name="T14">dure</text:span> TOP <text:span text:style-name="T17">is</text:span></text:p>
      <text:p text:style-name="P35"/>
      <text:p text:style-name="P35"><text:s text:c="2"/><text:span text:style-name="T18">type</text:span> REAL <text:span text:style-name="T18">is digits</text:span> 10 ;</text:p>
      <text:p text:style-name="P38"><text:s text:c="2"/>R, S : REAL := 1,0;</text:p>
      <text:p text:style-name="P35"/>
      <text:p text:style-name="P38"><text:span text:style-name="T18"><text:s text:c="2"/>package</text:span><text:span text:style-name="T47"> </text:span>FACILITY <text:span text:style-name="T17">is</text:span></text:p>
      <text:p text:style-name="P35"><text:s text:c="4"/>PI : constante := 3.14159_26536;</text:p>
      <text:p text:style-name="P38"><text:s text:c="4"/><text:span text:style-name="T17">function </text:span><text:s/>F( X : REAL ) renvoie REAL ;</text:p>
      <text:p text:style-name="P39"><text:s text:c="4"/><text:span text:style-name="T14">proc</text:span><text:span text:style-name="T17">e</text:span><text:span text:style-name="T14">dure</text:span> G( Y, Z : REAL );</text:p>
      <text:p text:style-name="P38"><text:span text:style-name="T17"><text:s text:c="2"/>end</text:span> FACILITY;</text:p>
      <text:p text:style-name="P35"/>
      <text:p text:style-name="P38"><text:s text:c="2"/><text:span text:style-name="T17">package body</text:span> FACILITY <text:span text:style-name="T17">is </text:span><text:span text:style-name="T18">separate</text:span>; -- stub de <text:span text:style-name="T47">FACILITY</text:span></text:p>
      <text:p text:style-name="P59"><text:s/></text:p>
      <text:p text:style-name="P38"><text:span text:style-name="T14"><text:s text:c="2"/>proc</text:span><text:span text:style-name="T17">e</text:span><text:span text:style-name="T14">dure</text:span> TRANSFORM(U : in out REAL) <text:span text:style-name="T17">is </text:span><text:span text:style-name="T18">separate</text:span>; -- stub de TRANSFORM</text:p>
      <text:p text:style-name="P35"/>
      <text:p text:style-name="P38"><text:span text:style-name="T17">begin</text:span> <text:s/>-- <text:span text:style-name="T47">TOP</text:span></text:p>
      <text:p text:style-name="P38"><text:s text:c="2"/>TRANSFORM( R );</text:p>
      <text:p text:style-name="P35"><text:s text:c="2"/>...</text:p>
      <text:p text:style-name="P38"><text:s text:c="2"/>FACILITY.G( R, S );</text:p>
      <text:p text:style-name="P38"><text:span text:style-name="T17">end</text:span> <text:span text:style-name="T47">TOP</text:span>;</text:p>
      <text:p text:style-name="P35"/>
      <text:p text:style-name="P35">-------------------------------------------------</text:p>
      <text:p text:style-name="P35"/>
      <text:p text:style-name="P38"><draw:frame text:anchor-type="paragraph" draw:z-index="49" draw:name="Text Frame 50" draw:style-name="gr1" draw:text-style-name="P64" svg:width="0.348cm" svg:height="0.384cm" svg:x="-0.499cm" svg:y="0cm"><draw:text-box><text:p><text:span text:style-name="T21">6</text:span></text:p></draw:text-box></draw:frame><text:span text:style-name="T18">separate</text:span>( <text:span text:style-name="T47">TOP </text:span>)</text:p>
      <text:p text:style-name="P38"><text:span text:style-name="T14">proc</text:span><text:span text:style-name="T17">e</text:span><text:span text:style-name="T14">dure</text:span> TRANSFORM( U :<text:span text:style-name="T14">in out</text:span> REAL ) <text:s/><text:span text:style-name="T17">is</text:span></text:p>
      <text:p text:style-name="P38"><text:s text:c="2"/><text:span text:style-name="T17">use </text:span>FACILITY;</text:p>
      <text:p text:style-name="P60">begin</text:p>
      <text:p text:style-name="P35"><text:s text:c="2"/>U := F(U);</text:p>
      <text:p text:style-name="P35"><text:s text:c="6"/>... <text:s/></text:p>
      <text:p text:style-name="P38"><text:span text:style-name="T17">end</text:span> TRANSFORM;</text:p>
      <text:p text:style-name="P35"/>
      <text:p text:style-name="P35">-------------------------------------------------</text:p>
      <text:p text:style-name="P35"/>
      <text:p text:style-name="P35"><draw:frame text:anchor-type="paragraph" draw:z-index="50" draw:name="Text Frame 51" draw:style-name="gr1" draw:text-style-name="P64" svg:width="0.348cm" svg:height="0.384cm" svg:x="-0.499cm" svg:y="0cm"><draw:text-box><text:p><text:span text:style-name="T21">7</text:span></text:p></draw:text-box></draw:frame><text:span text:style-name="T18">separate</text:span>( <text:span text:style-name="T47">TOP </text:span>)</text:p>
      <text:p text:style-name="P38"><text:span text:style-name="T18">package body</text:span> FACILITY <text:s/><text:span text:style-name="T17">is</text:span></text:p>
      <text:p text:style-name="P35"><text:s text:c="2"/>-- quelques déclarations locales suivies de</text:p>
      <text:p text:style-name="P35"/>
      <text:p text:style-name="P38"><text:s text:c="2"/><text:span text:style-name="T17">function</text:span> F( X : REAL ) <text:span text:style-name="T17">return</text:span> REAL <text:span text:style-name="T17">is</text:span></text:p>
      <text:p text:style-name="P38"><text:s text:c="2"/><text:span text:style-name="T17">begin</text:span></text:p>
      <text:p text:style-name="P35"><text:s text:c="4"/>-- séquence d'énoncés de F</text:p>
      <text:p text:style-name="P35"><text:s text:c="4"/>...</text:p>
      <text:p text:style-name="P40"><text:s text:c="2"/><text:span text:style-name="T17">end</text:span> F;</text:p>
      <text:p text:style-name="P35"/>
      <text:p text:style-name="P40"><text:s text:c="4"/><text:span text:style-name="T14">proc</text:span><text:span text:style-name="T17">e</text:span><text:span text:style-name="T14">dure</text:span> G(Y, Z : REAL) <text:span text:style-name="T19">is separate</text:span>; -- stub de G</text:p>
      <text:p text:style-name="P38"><text:s text:c="2"/><text:span text:style-name="T17">end</text:span> FACILITY; <text:s text:c="68"/></text:p>
      <text:p text:style-name="P35"/>
      <text:p text:style-name="P36"><text:s text:c="3"/>-------------------------------------------------</text:p>
      <text:p text:style-name="P35"/>
      <text:p text:style-name="P35"><draw:frame text:anchor-type="paragraph" draw:z-index="51" draw:name="Text Frame 52" draw:style-name="gr2" draw:text-style-name="P64" svg:width="0.348cm" svg:height="0.384cm" svg:x="9.999cm" svg:y="0cm"><draw:text-box><text:p><text:span text:style-name="T21">8</text:span></text:p></draw:text-box></draw:frame><text:s text:c="3"/><text:span text:style-name="T18">with</text:span> TEXT_IO ;</text:p>
      <text:p text:style-name="P38"><text:s text:c="3"/><text:span text:style-name="T18">separate</text:span>( TOP.FACILITY ) -- nom complet de l'INSTALLATION</text:p>
      <text:p text:style-name="P38"><text:s text:c="3"/><text:span text:style-name="T14">proc</text:span><text:span text:style-name="T17">e</text:span><text:span text:style-name="T14">dure</text:span> G(Y, Z : REAL) <text:span text:style-name="T17">is</text:span></text:p>
      <text:p text:style-name="P35"><text:s text:c="6"/>-- procédures locales utilisant TEXT_IO</text:p>
      <text:p text:style-name="P35"><text:s text:c="6"/>...</text:p>
      <text:p text:style-name="P38"><text:s text:c="3"/><text:span text:style-name="T17">begin</text:span></text:p>
      <text:p text:style-name="P35"><text:s text:c="6"/>-- séquence d'énoncés de G</text:p>
      <text:p text:style-name="P35"><text:s text:c="6"/>...</text:p>
      <text:p text:style-name="P38"><text:s text:c="3"/><text:span text:style-name="T17">end</text:span> G;</text:p>
      <text:p text:style-name="P35"/>
      <text:p text:style-name="P6"><draw:frame text:anchor-type="paragraph" draw:z-index="52" draw:name="Text Frame 53" draw:style-name="gr2" draw:text-style-name="P64" svg:width="0.348cm" svg:height="0.384cm" svg:x="9.999cm" svg:y="0cm"><draw:text-box><text:p><text:span text:style-name="T21">9</text:span></text:p></draw:text-box></draw:frame>Dans l'exemple ci-dessus, TRANSFORM et FACILITY sont des sous-unités de TOP, et G est un<text:span text:style-name="T48">e </text:span>sous-unité de FACILITY. La visibilité dans la version divisée est la même que dans la version initiale à un changement près : puisque TEXT_IO n'est utilisé que dans G, la clause with correspondante est écrite pour G au lieu de <text:span text:style-name="T48">TOP</text:span>. Hormis ce changement, les mêmes identifiants sont visibles <text:span text:style-name="T48">aux </text:span>points de programme correspondants dans les deux versions. Par exemple, tous les <text:span text:style-name="T48">l</text:span>es éléments suivants sont (directement) visibles dans le corps propre de la sous-unité G : la procédure TOP, le type REAL, les variables R et S, le package FACILITY <text:span text:style-name="T48">avec </text:span>le <text:span text:style-name="T48">nombre</text:span> nommé PI <text:span text:style-name="T48">ainsi que</text:span> les sous-programmes F et G qu'il contient.</text:p>
      <text:p text:style-name="P6"/>
      <text:p text:style-name="P6"><draw:frame text:anchor-type="paragraph" draw:z-index="53" draw:name="Text Frame 54" draw:style-name="gr2" draw:text-style-name="P64" svg:width="0.348cm" svg:height="0.384cm" svg:x="9.999cm" svg:y="0cm"><draw:text-box><text:p><text:span text:style-name="T21">10</text:span></text:p></draw:text-box></draw:frame><text:span text:style-name="T5">Références :</text:span> stub <text:span text:style-name="T80">de corps</text:span> 10.2, unité de compilation 10.1, identifiant 2.3, déclaration <text:span text:style-name="T49">locale</text:span> 8.1, <text:span text:style-name="T49">nombre </text:span>nommé 3.2, package 7, corps d<text:span text:style-name="T49">e</text:span> package 7.1, procédure 6, corps de procédure 6.3, corps propre 3.9, sous-programme 6, type 3.3, variable 3.2.1, visibilité 8.3, clause <text:span text:style-name="T49">with</text:span> 10.1.1 <text:s/></text:p>
      <text:p text:style-name="P6"/>
      <text:p text:style-name="P6"/>
      <text:list xml:id="list114653337008034" text:continue-numbering="true" text:style-name="Numbering_20_123">
        <text:list-item>
          <text:list>
            <text:list-item>
              <text:h text:style-name="P51" text:outline-level="2">Ordre de compilation </text:h>
            </text:list-item>
          </text:list>
        </text:list-item>
      </text:list>
      <text:p text:style-name="P6"/>
      <text:p text:style-name="P6"/>
      <text:p text:style-name="P8"><draw:frame text:anchor-type="paragraph" draw:z-index="54" draw:name="Text Frame 55" draw:style-name="gr2" draw:text-style-name="P64" svg:width="0.348cm" svg:height="0.384cm" svg:x="9.999cm" svg:y="0cm"><draw:text-box><text:p><text:span text:style-name="T21">1</text:span></text:p></draw:text-box></draw:frame>Les règles définissant l'ordre dans lequel les unités peuvent être compilées sont <text:span text:style-name="T50">des </text:span>conséquences directes des règles de visibilité et, <text:span text:style-name="T50">en particulier</text:span>, du fait que toute unité de <text:span text:style-name="T50">librairie</text:span> mentionnée par la clause de contexte d'une <text:span text:style-name="T50">unité de </text:span>compilation est visible dans <text:span text:style-name="T50">cette </text:span>unité de compilation.</text:p>
      <text:p text:style-name="P6"/>
      <text:p text:style-name="P9"><draw:frame text:anchor-type="paragraph" draw:z-index="55" draw:name="Text Frame 56" draw:style-name="gr2" draw:text-style-name="P64" svg:width="0.348cm" svg:height="0.384cm" svg:x="9.999cm" svg:y="0cm"><draw:text-box><text:p><text:span text:style-name="T21">2</text:span></text:p></draw:text-box></draw:frame>Une unité de compilation doit être compilée après toutes les unités de <text:span text:style-name="T50">librairie</text:span> nommées par s<text:span text:style-name="T51">a</text:span> clause de contexte. Une unité secondaire qui est un sous-programme ou un corps de package doit être compilé<text:span text:style-name="T51">e</text:span> après l’unité de <text:span text:style-name="T50">librairie</text:span> correspondante. Toute sous-unité d'un<text:span text:style-name="T51">e </text:span>unité de compilation <text:span text:style-name="T51">parente </text:span>doit être compilée après l'unité de compilation parent<text:span text:style-name="T51">e</text:span>.</text:p>
      <text:p text:style-name="P6"/>
      <text:p text:style-name="P10"><draw:frame text:anchor-type="paragraph" draw:z-index="56" draw:name="Text Frame 57" draw:style-name="gr2" draw:text-style-name="P64" svg:width="0.348cm" svg:height="0.384cm" svg:x="9.999cm" svg:y="0cm"><draw:text-box><text:p><text:span text:style-name="T21">3</text:span></text:p></draw:text-box></draw:frame>Si une erreur <text:span text:style-name="T52">quelconque </text:span>est détectée lors de la tentative de compilation d'une unité de compilation, alors la tentative de compilation est rejetée et elle n'a aucun effet sur la <text:span text:style-name="T50">librairie</text:span> de programmes ; il en va de même pour les recompilations (<text:span text:style-name="T52">aucune unité de </text:span>compilation <text:span text:style-name="T52">ne </text:span>peut devenir obsolète à cause d'une telle recompilation).</text:p>
      <text:p text:style-name="P6"/>
      <text:p text:style-name="P6"><draw:frame text:anchor-type="paragraph" draw:z-index="57" draw:name="Text Frame 58" draw:style-name="gr2" draw:text-style-name="P64" svg:width="0.348cm" svg:height="0.384cm" svg:x="9.999cm" svg:y="0cm"><draw:text-box><text:p><text:span text:style-name="T21">4</text:span></text:p></draw:text-box></draw:frame>L'ordre dans lequel les unités de compilation d'un programme sont compilées doit être cohérent avec l’ordre partiel défini par les règles ci-dessus.</text:p>
      <text:p text:style-name="P6"/>
      <text:p text:style-name="P11"><draw:frame text:anchor-type="paragraph" draw:z-index="58" draw:name="Text Frame 59" draw:style-name="gr2" draw:text-style-name="P64" svg:width="0.348cm" svg:height="0.384cm" svg:x="9.999cm" svg:y="0cm"><draw:text-box><text:p><text:span text:style-name="T21">5</text:span></text:p></draw:text-box></draw:frame>Des règles similaires s'appliquent pour les recompilations. Une unité de compilation est potentiellement affecté<text:span text:style-name="T53">e</text:span> par un changement dans <text:span text:style-name="T53">toute</text:span> unité de <text:span text:style-name="T53">librairie</text:span> nommée <text:span text:style-name="T53">dans</text:span> sa clause de contexte. U<text:span text:style-name="T53">ne </text:span>unité secondaire est potentiellement affectée par un changement dans l’unité de <text:span text:style-name="T53">librairie correspondante</text:span>. Les sous-unités d'une unité de compilation parent<text:span text:style-name="T54">e</text:span> sont potentiellement affecté<text:span text:style-name="T54">es</text:span> par un changement de l'unité de compilation <text:span text:style-name="T54">parente</text:span>. Si une unité de compilation est recompilé<text:span text:style-name="T54">e</text:span> avec succès, les unités de compilation potentiellement affectées par ces changements sont obsolètes et doivent être recompilé<text:span text:style-name="T54">e</text:span>s <text:span text:style-name="T54">à moins qu’elles</text:span> ne so<text:span text:style-name="T54">ie</text:span>nt plus nécessaire<text:span text:style-name="T54">s</text:span>. Une implémentation peut être en mesure de réduire les coûts de compilation si <text:span text:style-name="T55">elle</text:span> peut déduire que certaines des unités potentiellement affectées ne sont pas réellement affecté<text:span text:style-name="T55">e</text:span>s par le changement. </text:p>
      <text:p text:style-name="P11"/>
      <text:p text:style-name="P12"><draw:frame text:anchor-type="paragraph" draw:z-index="59" draw:name="Text Frame 60" draw:style-name="gr1" draw:text-style-name="P64" svg:width="0.348cm" svg:height="0.384cm" svg:x="-0.499cm" svg:y="0cm"><draw:text-box><text:p><text:span text:style-name="T21">6</text:span></text:p></draw:text-box></draw:frame>Les sous-unités d'une unité peuvent être recompilées sans affecter l'unité elle-même. De même, les modifications apportées à un <text:span text:style-name="T56">corps de </text:span>sous-programme ou <text:span text:style-name="T56">de</text:span> package n'affectent pas les autres unités de compilation (en dehors des sous-unités du corps) puisque ce<text:span text:style-name="T56">s</text:span> unités de compilation n'ont accès qu'<text:span text:style-name="T56">à la spécification du</text:span> sous-programme ou <text:span text:style-name="T56">du </text:span>package. Une implémentation est uniquement autorisée à déroger à cette règle pour les inclusions en ligne, pour certaines optimisations du compilateur et pour certaines implémentations <text:span text:style-name="T57">d’u</text:span>nités de programme génériques, comme décrit ci-dessous.</text:p>
      <text:p text:style-name="P11"/>
      <text:list text:style-name="List_20_1">
        <text:list-item>
          <text:p text:style-name="P61"><draw:frame text:anchor-type="paragraph" draw:z-index="60" draw:name="Text Frame 61" draw:style-name="gr1" draw:text-style-name="P64" svg:width="0.348cm" svg:height="0.384cm" svg:x="-0.499cm" svg:y="0cm"><draw:text-box><text:p><text:span text:style-name="T21">7</text:span></text:p></draw:text-box></draw:frame><text:span text:style-name="T21">Si un pragma INLINE est appliqué à une déclaration de sous-programme donnée dans un</text:span><text:span text:style-name="T22">e</text:span><text:span text:style-name="T21"> <text:s text:c="3"/>spécification d</text:span><text:span text:style-name="T22">e </text:span><text:span text:style-name="T21">package, l'inclusion en ligne ne sera réalisée que si le corps du package est compilé avant les unités appelant le sous-programme. Dans un tel cas, l'inclusion en ligne crée une dépendance de l'unité appelante vis-à-vis d</text:span><text:span text:style-name="T23">u </text:span><text:span text:style-name="T21">corps d</text:span><text:span text:style-name="T23">e</text:span><text:span text:style-name="T21"> package, et le compilateur doit reconnaître cette dépendance au moment de décider de la nécessité d’une recompilation. Si une unité appelante est compilé</text:span><text:span text:style-name="T23">e</text:span><text:span text:style-name="T21"> avant le corps du package, le pragma peut être ignoré par le <text:s text:c="3"/>compilateur pour de tels appels (un avertissement indiquant que l'inclusion en ligne n'a pas été <text:s text:c="3"/></text:span><text:span text:style-name="T23">faite</text:span><text:span text:style-name="T21"> peut être </text:span><text:span text:style-name="T23">émis</text:span><text:span text:style-name="T21">). Des considérations similaires s’appliquent à un sous-programme compilé pour lequel un pragma INLINE est spécifié.</text:span></text:p>
        </text:list-item>
      </text:list>
      <text:p text:style-name="P11"/>
      <text:list text:continue-numbering="true" text:style-name="List_20_1">
        <text:list-item>
          <text:p text:style-name="P56"><draw:frame text:anchor-type="paragraph" draw:z-index="61" draw:name="Text Frame 62" draw:style-name="gr1" draw:text-style-name="P64" svg:width="0.348cm" svg:height="0.384cm" svg:x="-0.499cm" svg:y="0cm"><draw:text-box><text:p><text:span text:style-name="T21">8</text:span></text:p></draw:text-box></draw:frame>À des fins d'optimisation, une implémentation peut compiler plusieurs unités d'une compilation donnée d'une manière qui crée des dépendances supplémentaires entre ces unités de compilation. Le compilateur doit alors prendre ces dépendances en compte au moment de décider de la nécessité de recompilations.</text:p>
        </text:list-item>
      </text:list>
      <text:p text:style-name="P11"/>
      <text:list text:continue-numbering="true" text:style-name="List_20_1">
        <text:list-item>
          <text:p text:style-name="P61"><draw:frame text:anchor-type="paragraph" draw:z-index="62" draw:name="Text Frame 63" draw:style-name="gr1" draw:text-style-name="P64" svg:width="0.348cm" svg:height="0.384cm" svg:x="-0.499cm" svg:y="0cm"><draw:text-box><text:p><text:span text:style-name="T21">9</text:span></text:p></draw:text-box></draw:frame><text:span text:style-name="T21">Une implémentation peut </text:span><text:span text:style-name="T24">exiger</text:span><text:span text:style-name="T21"> qu'une déclaration générique et le corps propre correspondant fasse</text:span><text:span text:style-name="T24">nt</text:span><text:span text:style-name="T21"> partie de la même compilation, que l'unité générique </text:span><text:span text:style-name="T24">soi</text:span><text:span text:style-name="T21">t elle-même compilée séparément ou </text:span><text:span text:style-name="T24">soi</text:span><text:span text:style-name="T21">t locale à une autre unité de compilation. Une implémentation peut également exiger que les sous-unités d’une unité générique fasse partie de la même compilation.</text:span></text:p>
        </text:list-item>
      </text:list>
      <text:p text:style-name="P11"/>
      <text:p text:style-name="P29"><draw:frame text:anchor-type="paragraph" draw:z-index="63" draw:name="Text Frame 64" draw:style-name="gr1" draw:text-style-name="P64" svg:width="0.348cm" svg:height="0.384cm" svg:x="-0.499cm" svg:y="0cm"><draw:text-box><text:p><text:span text:style-name="T21">10</text:span></text:p></draw:text-box></draw:frame>Exemples d'ordre de compilation :</text:p>
      <text:p text:style-name="P11"/>
      <text:list text:style-name="L1">
        <text:list-item>
          <text:p text:style-name="P62"><draw:frame text:anchor-type="paragraph" draw:z-index="64" draw:name="Text Frame 65" draw:style-name="gr1" draw:text-style-name="P64" svg:width="0.348cm" svg:height="0.384cm" svg:x="-0.499cm" svg:y="0cm"><draw:text-box><text:p><text:span text:style-name="T21">11</text:span></text:p></draw:text-box></draw:frame><text:span text:style-name="T21">Dans l'exemple 1 (voir 10.1.1) : La procédure QUADRATIC_EQUATION doit être compilé</text:span><text:span text:style-name="T25">e</text:span><text:span text:style-name="T21"> après les packages de </text:span><text:span text:style-name="T25">librairie</text:span><text:span text:style-name="T21"> TEXT_IO et REAL_OPERATIONS </text:span><text:span text:style-name="T25">puisqu’i</text:span><text:span text:style-name="T21">ls apparaissent dans sa clause with.</text:span></text:p>
        </text:list-item>
      </text:list>
      <text:p text:style-name="P11"/>
      <text:list text:continue-numbering="true" text:style-name="L1">
        <text:list-item>
          <text:p text:style-name="P62"><draw:frame text:anchor-type="paragraph" draw:z-index="65" draw:name="Text Frame 66" draw:style-name="gr1" draw:text-style-name="P64" svg:width="0.348cm" svg:height="0.384cm" svg:x="-0.499cm" svg:y="0cm"><draw:text-box><text:p><text:span text:style-name="T21">12</text:span></text:p></draw:text-box></draw:frame><text:span text:style-name="T21">Dans l'exemple 2 (voir 10.1.2) : Le corps du </text:span><text:span text:style-name="T25">package</text:span><text:span text:style-name="T21"> STOCK doit être compilé après la spécification du package correspondant</text:span><text:span text:style-name="T25">e</text:span><text:span text:style-name="T21">.</text:span></text:p>
        </text:list-item>
      </text:list>
      <text:p text:style-name="P11"/>
      <text:list text:continue-numbering="true" text:style-name="L1">
        <text:list-item>
          <text:p text:style-name="P63"><draw:frame text:anchor-type="paragraph" draw:z-index="66" draw:name="Text Frame 67" draw:style-name="gr1" draw:text-style-name="P64" svg:width="0.348cm" svg:height="0.384cm" svg:x="-0.499cm" svg:y="0cm"><draw:text-box><text:p><text:span text:style-name="T21">13</text:span></text:p></draw:text-box></draw:frame><text:span text:style-name="T21">Dans l'exemple 2 (voir 10.1.2) : La spécification du </text:span><text:span text:style-name="T25">package</text:span><text:span text:style-name="T21"> STOCK doit être compilé</text:span><text:span text:style-name="T26">e</text:span><text:span text:style-name="T21"> avant la procédure PROCESS</text:span><text:span text:style-name="T26">O</text:span><text:span text:style-name="T21">R. D'autre part, la procédure PROCESSOR peut être compilée avant ou après l</text:span><text:span text:style-name="T26">e </text:span><text:span text:style-name="T21">corps de </text:span><text:span text:style-name="T25">package</text:span><text:span text:style-name="T21"> STOCK.</text:span></text:p>
        </text:list-item>
      </text:list>
      <text:p text:style-name="P11"/>
      <text:list text:continue-numbering="true" text:style-name="L1">
        <text:list-item>
          <text:p text:style-name="P62"><draw:frame text:anchor-type="paragraph" draw:z-index="67" draw:name="Text Frame 68" draw:style-name="gr1" draw:text-style-name="P64" svg:width="0.348cm" svg:height="0.384cm" svg:x="-0.499cm" svg:y="0cm"><draw:text-box><text:p><text:span text:style-name="T21">14</text:span></text:p></draw:text-box></draw:frame><text:span text:style-name="T21">Dans l'exemple 3 (voir 10.2.1) : La procédure G doit être compilée après l</text:span><text:span text:style-name="T27">e </text:span><text:span text:style-name="T21">package TEXT_IO puisque ce package est nommé par la clause with de G. <text:s text:c="3"/>D'un autre côté, TEXT_IO peut être compilé avant ou après TOP.</text:span></text:p>
        </text:list-item>
      </text:list>
      <text:p text:style-name="P11"/>
      <text:list text:continue-numbering="true" text:style-name="L1">
        <text:list-item>
          <text:p text:style-name="P62"><draw:frame text:anchor-type="paragraph" draw:z-index="68" draw:name="Text Frame 69" draw:style-name="gr1" draw:text-style-name="P64" svg:width="0.348cm" svg:height="0.384cm" svg:x="-0.499cm" svg:y="0cm"><draw:text-box><text:p><text:span text:style-name="T21">15</text:span></text:p></draw:text-box></draw:frame><text:span text:style-name="T21">Dans l'exemple 3 (voir 10.2.1) : Les sous-unités TRANSFORM et FACILITY doivent être compilé</text:span><text:span text:style-name="T27">es</text:span><text:span text:style-name="T21"> après le programme principal TOP. De même, la sous-unité G doit être compilé</text:span><text:span text:style-name="T27">e</text:span><text:span text:style-name="T21"> après son unité parent</text:span><text:span text:style-name="T27">e</text:span><text:span text:style-name="T21"> FACILITY.</text:span></text:p>
        </text:list-item>
      </text:list>
      <text:p text:style-name="P11"/>
      <text:p text:style-name="P11"><text:span text:style-name="T8">Notes</text:span><text:span text:style-name="T5">: </text:span><text:s text:c="2"/></text:p>
      <text:p text:style-name="P11"/>
      <text:p text:style-name="P15"><draw:frame text:anchor-type="paragraph" draw:z-index="69" draw:name="Text Frame 70" draw:style-name="gr1" draw:text-style-name="P64" svg:width="0.348cm" svg:height="0.384cm" svg:x="-0.499cm" svg:y="0cm"><draw:text-box><text:p><text:span text:style-name="T21">16</text:span></text:p></draw:text-box></draw:frame>Pour les packages de <text:span text:style-name="T59">librairie</text:span>, il résulte des règles de recompilation qu'un corps d<text:span text:style-name="T59">e</text:span> <text:span text:style-name="T58">package</text:span> est rendu obsolète par la recompilation d<text:span text:style-name="T59">e la spécification</text:span> correspondant<text:span text:style-name="T59">e</text:span>.. Si la nouvelle spécification du package est telle qu'un <text:span text:style-name="T59">corps de </text:span>package n’est pas obligatoire (c’est-à-dire si la spécification du package ne contient <text:span text:style-name="T59">pas de </text:span>déclaration d'une unité de programme), <text:span text:style-name="T59">alors</text:span> la recompilation d'un corps <text:span text:style-name="T59">pou</text:span> ce package n’est pas <text:span text:style-name="T59">exigé</text:span>. Dans tous les cas, le <text:span text:style-name="T59">corps de </text:span>package obsolète ne doit pas être utilisé et peut donc être supprimé d<text:span text:style-name="T59">e la librairie </text:span>programme. </text:p>
      <text:p text:style-name="P13"/>
      <text:p text:style-name="P14"><text:span text:style-name="T5">Références : </text:span>compilation 10.1, unité de compilation 10.1, clause <text:span text:style-name="T60">de contexte </text:span>10.1.1, élaboration 3.9, corps générique 12.2, déclaration générique 12.1, unité générique 12, unité de <text:span text:style-name="T60">librairie</text:span> 10.1, déclaration locale 8.1, nom 4.1, package 7, corps d<text:span text:style-name="T80">e</text:span> package 7.1, spécification d<text:span text:style-name="T80">e</text:span> package 7.1, unité parent<text:span text:style-name="T60">e</text:span> 10.2, pragma inline 6.3.2, procédure 6.1, corps de procédure 6.3, corps propre 3.9, unité secondaire 10.1, corps d<text:span text:style-name="T80">e</text:span> sous-programme 6.3, déclaration d<text:span text:style-name="T80">e</text:span> sous-programme 6.1, spécification de sous-programme 6.1, sous-unité 10.2, type 3.3, variable 3.2.1, visibilité 8.3, clause <text:span text:style-name="T60">with</text:span> 10.1.1 <text:s text:c="38"/></text:p>
      <text:p text:style-name="P13"/>
      <text:list text:continue-list="list114653337008034" text:style-name="Numbering_20_123">
        <text:list-item>
          <text:list>
            <text:list-item>
              <text:h text:style-name="P48" text:outline-level="2">La bibliothèque de programmes </text:h>
            </text:list-item>
          </text:list>
        </text:list-item>
      </text:list>
      <text:p text:style-name="P13"/>
      <text:p text:style-name="P16"><draw:frame text:anchor-type="paragraph" draw:z-index="70" draw:name="Text Frame 71" draw:style-name="gr2" draw:text-style-name="P64" svg:width="0.348cm" svg:height="0.384cm" svg:x="9.999cm" svg:y="0cm"><draw:text-box><text:p><text:span text:style-name="T21">1</text:span></text:p></draw:text-box></draw:frame>Les compilateurs sont tenus d'appliquer les règles <text:span text:style-name="T61">du langage</text:span> de la même manière pour un programme composé de plusieurs unités (et sous-unités) de compilation <text:span text:style-name="T61">que</text:span> pour un programme présenté en une seule compilation. Par conséquent, un fichier de <text:span text:style-name="T61">librairie</text:span> contenant des informations sur les unités de compilation de la <text:span text:style-name="T61">librairie</text:span> de programmes doit être maintenu par le compilateur ou l'environnement de compilation. Cette information peut inclure des tables de symboles et d'autres informations relatives à l'ordre des compilations précédentes. </text:p>
      <text:p text:style-name="P16"/>
      <text:p text:style-name="P16"><draw:frame text:anchor-type="paragraph" draw:z-index="71" draw:name="Text Frame 72" draw:style-name="gr2" draw:text-style-name="P64" svg:width="0.348cm" svg:height="0.384cm" svg:x="9.999cm" svg:y="0cm"><draw:text-box><text:p><text:span text:style-name="T21">2</text:span></text:p></draw:text-box></draw:frame>Une soumission normale au compilateur comprend la ou les unités de compilation et le fichier <text:span text:style-name="T64">librairie</text:span>. Ce dernier sert aux <text:span text:style-name="T64">vérifications</text:span> et est mis à jour <text:span text:style-name="T64">pour</text:span> chaque unité de compilation compilée avec succès.</text:p>
      <text:p text:style-name="P16"/>
      <text:p text:style-name="P30"><text:span text:style-name="T62">Not</text:span>es:</text:p>
      <text:p text:style-name="P16"/>
      <text:p text:style-name="P18"><draw:frame text:anchor-type="paragraph" draw:z-index="72" draw:name="Text Frame 73" draw:style-name="gr2" draw:text-style-name="P64" svg:width="0.348cm" svg:height="0.384cm" svg:x="9.999cm" svg:y="0cm"><draw:text-box><text:p><text:span text:style-name="T21">3</text:span></text:p></draw:text-box></draw:frame>Une seule <text:span text:style-name="T61">librairie</text:span> de programmes est implicite pour les unités de compilation d'un<text:span text:style-name="T65">e</text:span> compilation. L'existence possible de différentes <text:span text:style-name="T61">librairie</text:span> de programmes et les moyens par lesquels <text:span text:style-name="T65">elles</text:span> sont nommé<text:span text:style-name="T65">e</text:span>s ne relèvent pas de la définition du langage ; ce sont des préoccupations liées à l’environnement de programmation.</text:p>
      <text:p text:style-name="P16"/>
      <text:p text:style-name="P19"><draw:frame text:anchor-type="paragraph" draw:z-index="73" draw:name="Text Frame 74" draw:style-name="gr2" draw:text-style-name="P64" svg:width="0.348cm" svg:height="0.384cm" svg:x="9.999cm" svg:y="0cm"><draw:text-box><text:p><text:span text:style-name="T21">4</text:span></text:p></draw:text-box></draw:frame>Il devrait y avoir des commandes pour créer la <text:span text:style-name="T61">librairie</text:span> de programmes d'un programme ou d’une famille de programmes donnée. Ces commandes peuvent permettre <text:span text:style-name="T66">la</text:span> réutilisation d'unités d'autres <text:span text:style-name="T61">librairie</text:span><text:span text:style-name="T66">s</text:span> de programmes. Enfin, il devrait y avoir commandes pour interroger l’état des unités d’une <text:span text:style-name="T61">librairie</text:span> de programmes. La forme de ces commandes n'est pas spécifiée par la définition du langage.</text:p>
      <text:p text:style-name="P16"/>
      <text:p text:style-name="P19"><draw:frame text:anchor-type="paragraph" draw:z-index="74" draw:name="Text Frame 75" draw:style-name="gr2" draw:text-style-name="P64" svg:width="0.348cm" svg:height="0.384cm" svg:x="9.999cm" svg:y="0cm"><draw:text-box><text:p><text:span text:style-name="T21">5</text:span></text:p></draw:text-box></draw:frame><text:span text:style-name="T5">Références :</text:span> unité de compilation 10.1, clause <text:span text:style-name="T66">de contexte</text:span> 10.1.1, ordre de compilation 10.3, programme 10.1, <text:span text:style-name="T61">librairie</text:span> de programmes 10.1, sous-unité 10.2, clause <text:span text:style-name="T66">use</text:span> 8.4, clause <text:span text:style-name="T66">with</text:span> 10.1.1 <text:s/></text:p>
      <text:p text:style-name="P16"/>
      <text:list text:continue-numbering="true" text:style-name="Numbering_20_123">
        <text:list-item>
          <text:list>
            <text:list-item>
              <text:h text:style-name="P48" text:outline-level="2">Élaboration des unités de bibliothèque </text:h>
            </text:list-item>
          </text:list>
        </text:list-item>
      </text:list>
      <text:p text:style-name="P16"/>
      <text:p text:style-name="P20"><draw:frame text:anchor-type="paragraph" draw:z-index="75" draw:name="Text Frame 76" draw:style-name="gr2" draw:text-style-name="P64" svg:width="0.348cm" svg:height="0.384cm" svg:x="9.999cm" svg:y="0cm"><draw:text-box><text:p><text:span text:style-name="T21">1</text:span></text:p></draw:text-box></draw:frame>Avant l'exécution d'un programme principal, toutes les unités de <text:span text:style-name="T61">librairie</text:span> nécessaires au programme principal <text:span text:style-name="T67">sont</text:span> élaboré<text:span text:style-name="T67">es</text:span>, ainsi que <text:span text:style-name="T67">les corps d</text:span>'unité de <text:span text:style-name="T61">librairie</text:span> correspondant<text:span text:style-name="T67">s</text:span>, le cas échéant. Les unités de <text:span text:style-name="T61">librairie</text:span> nécessaires au programme principal sont : celles nommé<text:span text:style-name="T67">es</text:span> par les clauses <text:span text:style-name="T67">with</text:span> applicables au programme principal, à son corps et à ses sous-unités ; <text:span text:style-name="T67">celles</text:span> nommé<text:span text:style-name="T67">e</text:span>s par les clauses <text:span text:style-name="T67">with </text:span>applicables à ces unités <text:span text:style-name="T67">de librairie </text:span>elles-mêmes, aux corps d'unités de <text:span text:style-name="T67">librairie </text:span><text:s/>correspondants et à leurs sous-unités ; et ainsi de suite, de manière transitive.</text:p>
      <text:p text:style-name="P16"/>
      <text:p text:style-name="P21"><draw:frame text:anchor-type="paragraph" draw:z-index="76" draw:name="Text Frame 77" draw:style-name="gr2" draw:text-style-name="P64" svg:width="0.348cm" svg:height="0.384cm" svg:x="9.999cm" svg:y="0cm"><draw:text-box><text:p><text:span text:style-name="T21">2</text:span></text:p></draw:text-box></draw:frame>L'élaboration de ces unités de <text:span text:style-name="T68">librairie</text:span> et de<text:span text:style-name="T68">s corps d’unité de</text:span> <text:span text:style-name="T68">librairie</text:span> correspondant<text:span text:style-name="T68">s</text:span> <text:s/><text:span text:style-name="T68">est faite</text:span> dans un ordre cohérent avec l'ordre partiel défini par les clauses with (voir 10.3). De plus, un<text:span text:style-name="T68">e unité</text:span> <text:span text:style-name="T68">de </text:span><text:span text:style-name="T67">librairie</text:span> mentionnée <text:span text:style-name="T68">dans</text:span> la clause de contexte d'une sous-unité doit être élaborée avant le corps de l’unité de <text:span text:style-name="T68">librairie</text:span> ancêtre de la sous-unité.</text:p>
      <text:p text:style-name="P16"/>
      <text:p text:style-name="P22"><draw:frame text:anchor-type="paragraph" draw:z-index="77" draw:name="Text Frame 78" draw:style-name="gr2" draw:text-style-name="P64" svg:width="0.348cm" svg:height="0.384cm" svg:x="9.999cm" svg:y="0cm"><draw:text-box><text:p><text:span text:style-name="T21">3</text:span></text:p></draw:text-box></draw:frame>Un ordre d’élaboration cohérent avec cet ordre partiel ne <text:span text:style-name="T69">garantit </text:span>pas toujours que chaque corps d'unité de <text:span text:style-name="T68">librairie</text:span> soit élaboré avant toute autre unité de compilation dont l'élaboration nécessite que <text:span text:style-name="T69">le corps de </text:span>l'unité de <text:span text:style-name="T68">librairie </text:span>soit déjà élaboré. Si l'élaboration préalable de <text:span text:style-name="T70">corps d</text:span>'unité<text:span text:style-name="T70">s</text:span> de <text:span text:style-name="T68">librairie </text:span><text:span text:style-name="T70">est</text:span> nécessaire, cela peut être demandé par un pragma ELABORATE. La forme de ce pragma est l<text:span text:style-name="T70">a</text:span> suivant<text:span text:style-name="T70">e</text:span> :</text:p>
      <text:p text:style-name="P16"/>
      <text:p text:style-name="P16"><text:s text:c="3"/><text:span text:style-name="T31">pragma</text:span><text:span text:style-name="T30"> ELABORATE (</text:span><text:span text:style-name="T32">library_unit</text:span><text:span text:style-name="T30">_simple_name {, </text:span><text:span text:style-name="T32">library_unit</text:span><text:span text:style-name="T30">_simple_name});</text:span></text:p>
      <text:p text:style-name="P16"/>
      <text:p text:style-name="P17"><text:s text:c="6"/></text:p>
      <text:p text:style-name="P16"/>
      <text:p text:style-name="P23"><draw:frame text:anchor-type="paragraph" draw:z-index="80" draw:name="Text Frame 81" draw:style-name="gr1" draw:text-style-name="P64" svg:width="0.348cm" svg:height="0.384cm" svg:x="-0.499cm" svg:y="0cm"><draw:text-box><text:p><text:span text:style-name="T21">4</text:span></text:p></draw:text-box></draw:frame>Ces pragmas ne sont autorisés qu'immédiatement après la clause de contexte d'un<text:span text:style-name="T71">e</text:span> unité de compilation (avant l'unité de <text:span text:style-name="T71">librairie</text:span> ou l'unité secondaire suivante). <text:s/>Chaque argument d'un tel pragma doit être le <text:span text:style-name="T71">nom </text:span>simple d'une unité de <text:span text:style-name="T71">librairie</text:span> mentionné<text:span text:style-name="T71">e</text:span> par la clause de contexte, et cette unité de <text:span text:style-name="T71">librairie</text:span> doit avoir un <text:span text:style-name="T71">corps d’unité de</text:span> <text:span text:style-name="T71">librairie</text:span>. Un tel pragma précise que le corps de l'unité de <text:span text:style-name="T72">librairie</text:span> doit être élaboré avant l’unité de compilation donnée. Si l’<text:span text:style-name="T72">unité de</text:span> compilation donnée est une sous-unité, le corps de l'unité de bibliothèque doit être élaboré avant le corps de l'unité de bibliothèque ancêtre de la sous-unité. <text:s text:c="42"/></text:p>
      <text:p text:style-name="P16"/>
      <text:p text:style-name="P16"><draw:frame text:anchor-type="paragraph" draw:z-index="79" draw:name="Text Frame 80" draw:style-name="gr1" draw:text-style-name="P64" svg:width="0.348cm" svg:height="0.384cm" svg:x="-0.499cm" svg:y="0cm"><draw:text-box><text:p><text:span text:style-name="T21">5</text:span></text:p></draw:text-box></draw:frame>Le programme est illégal si aucun ordre cohérent ne peut être trouvé (c'est-à-dire si un<text:span text:style-name="T73">e</text:span> circularité existe). L'élaboration des unités de compilation d’<text:span text:style-name="T73">un</text:span> programme est <text:span text:style-name="T73">faite</text:span> dans un ordre qui est pa<text:span text:style-name="T73">r ailleurs</text:span> <text:span text:style-name="T73">non</text:span> défini par le <text:span text:style-name="T63">langage</text:span>.</text:p>
      <text:p text:style-name="P16"/>
      <text:p text:style-name="P16"><draw:frame text:anchor-type="paragraph" draw:z-index="78" draw:name="Text Frame 79" draw:style-name="gr1" draw:text-style-name="P64" svg:width="0.348cm" svg:height="0.384cm" svg:x="-0.499cm" svg:y="0cm"><draw:text-box><text:p><text:span text:style-name="T21">6</text:span></text:p></draw:text-box></draw:frame>Références : allow 1.6, argument d'un pragma 2.8, unité de compilation 10.1, clause de contexte 10.1.1, dépendance entre les unités de compilation 10.3, élaboration 3.9, illégal 1.6, dans un certain ordre 1.6, unité de <text:span text:style-name="T74">librairie</text:span> 10.1, nom 4.1, programme principal 10.1, pragma 2.8, unité secondaire 10.1, <text:span text:style-name="T63">c</text:span>ompilation <text:span text:style-name="T63">séparée</text:span> 10.1, nom simple 4.1, sous-unité 10.2, clause <text:span text:style-name="T74">with</text:span> 10.1.1 <text:s text:c="2"/></text:p>
      <text:p text:style-name="P16"/>
      <text:list text:continue-numbering="true" text:style-name="Numbering_20_123">
        <text:list-item>
          <text:list>
            <text:list-item>
              <text:h text:style-name="P48" text:outline-level="2">Optimisation du programme </text:h>
            </text:list-item>
          </text:list>
        </text:list-item>
      </text:list>
      <text:p text:style-name="P16"/>
      <text:p text:style-name="P16"><draw:frame text:anchor-type="paragraph" draw:z-index="84" draw:name="Text Frame 85" draw:style-name="gr1" draw:text-style-name="P64" svg:width="0.348cm" svg:height="0.384cm" svg:x="-0.499cm" svg:y="0cm"><draw:text-box><text:p><text:span text:style-name="T21">1</text:span></text:p></draw:text-box></draw:frame><text:span text:style-name="T75">Une o</text:span>ptimisation de l’élaboration des déclarations et de l’exécution des instructions <text:span text:style-name="T75">peut</text:span> être <text:span text:style-name="T75">faite</text:span> par les compilateurs. En particulier, un compilateur peut être capable d'optimiser un programme en évaluant certaines expressions, en plus <text:span text:style-name="T75">de celles</text:span> qui sont des expressions statiques. Si l'une de ces expressions, statique ou non, <text:span text:style-name="T75">est</text:span> tel<text:span text:style-name="T75">le</text:span> qu'une exception soit levée par son évaluation, alors le code dans ce chemin du programme peut être remplacé par code pour déclencher l'exception ; il en va de même pour les exceptions <text:span text:style-name="T75">levées</text:span> par l’évaluation de noms et d'expressions simples. (Voir également la section 11.6.) <text:s text:c="2"/></text:p>
      <text:p text:style-name="P16"/>
      <text:p text:style-name="P16"><draw:frame text:anchor-type="paragraph" draw:z-index="83" draw:name="Text Frame 84" draw:style-name="gr1" draw:text-style-name="P64" svg:width="0.348cm" svg:height="0.384cm" svg:x="-0.499cm" svg:y="0cm"><draw:text-box><text:p><text:span text:style-name="T21">2</text:span></text:p></draw:text-box></draw:frame>Un compilateur peut constater que certaines instructions ou sous-programmes ne seront jamais exécutés, par exemple, si leur exécution dépend d'une condition connue <text:span text:style-name="T76">pour être fausse</text:span>. Le code machine correspondant peut alors être omis. Ce<text:span text:style-name="T76">tte</text:span> règle autorise l’effet de <text:span text:style-name="T5">compilation conditionnelle</text:span> dans le langage.</text:p>
      <text:p text:style-name="P16"/>
      <text:p text:style-name="P30">Note:</text:p>
      <text:p text:style-name="P16"/>
      <text:p text:style-name="P16"><draw:frame text:anchor-type="paragraph" draw:z-index="82" draw:name="Text Frame 83" draw:style-name="gr1" draw:text-style-name="P64" svg:width="0.348cm" svg:height="0.384cm" svg:x="-0.499cm" svg:y="0cm"><draw:text-box><text:p><text:span text:style-name="T21">3</text:span></text:p></draw:text-box></draw:frame>Une expression dont l'évaluation est connue pour déclencher une exception n'a pas besoin <text:span text:style-name="T77">de</text:span> représente<text:span text:style-name="T77">r</text:span> une erreur si elle se produit dans une instruction ou un sous-programme qui n'est jamais <text:span text:style-name="T77">exécuté</text:span>. Le compilateur peut avertir le programmeur d'une erreur potentielle.</text:p>
      <text:p text:style-name="P16"/>
      <text:p text:style-name="P16"><draw:frame text:anchor-type="paragraph" draw:z-index="81" draw:name="Text Frame 82" draw:style-name="gr1" draw:text-style-name="P64" svg:width="0.348cm" svg:height="0.384cm" svg:x="-0.499cm" svg:y="0cm"><draw:text-box><text:p><text:span text:style-name="T21">4</text:span></text:p></draw:text-box></draw:frame><text:span text:style-name="T5">Références : </text:span>condition 5.3, déclaration 3.1, élaboration 3.9, évaluation 4.5, exception 11, expression 4.4, valeur booléenne <text:span text:style-name="T77">false</text:span> 3.5.3, programme 10, levée d'exceptions 11.3, instruction 5, expression statique 4.9, sous-programme 6 <text:s text:c="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ans Mono1"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75cm" style:type="center"/>
          <style:tab-stop style:position="9.5cm" style:type="right"/>
        </style:tab-stops>
      </style:paragraph-properties>
    </style:style>
    <style:style style:name="Footer" style:family="paragraph" style:parent-style-name="Header_20_and_20_Footer" style:class="extra">
      <style:paragraph-properties text:number-lines="false" text:line-number="0">
        <style:tab-stops>
          <style:tab-stop style:position="4.75cm" style:type="center"/>
          <style:tab-stop style:position="9.5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Noto Sans Mono1" fo:font-family="'Noto Sans Mono'" style:font-style-name="Bold" style:font-family-generic="swiss" style:font-pitch="variable" fo:font-size="7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 Mono1" fo:font-family="'Noto Sans Mono'" style:font-style-name="Bold" style:font-family-generic="swiss" style:font-pitch="variable" fo:font-size="7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Mono1" fo:font-family="'Noto Sans Mono'" style:font-style-name="Bold" style:font-family-generic="swiss" style:font-pitch="variable" fo:font-size="7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style:text-properties style:font-name="Ubuntu1" fo:font-family="Ubuntu" style:font-style-name="Regular" style:font-pitch="variable" fo:font-size="8pt"/>
    </style:style>
    <style:style style:name="List_20_Contents" style:display-name="List Contents" style:family="paragraph" style:parent-style-name="Standard" style:class="html">
      <style:paragraph-properties fo:margin-left="1cm"/>
    </style:style>
    <style:style style:name="Numbering_20_Symbols" style:display-name="Numbering Symbols" style:family="text">
      <style:text-properties style:font-name="Ubuntu" fo:font-family="Ubuntu" style:font-pitch="variable" fo:font-size="7pt" style:font-size-asian="5.3000001907348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ariable"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text:start-value="10">
        <style:list-level-properties text:list-level-position-and-space-mode="label-alignment" fo:text-align="center">
          <style:list-level-label-alignment text:label-followed-by="space" fo:text-indent="1.0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MP2"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MT1" style:family="text">
      <style:text-properties fo:font-weight="normal" officeooo:rsid="002e3f11" style:font-weight-asian="normal" style:font-weight-complex="normal"/>
    </style:style>
    <style:style style:name="MT2" style:family="text">
      <style:text-properties fo:font-weight="normal" style:font-weight-asian="normal" style:font-weight-complex="normal"/>
    </style:style>
    <style:style style:name="MT3" style:family="text">
      <style:text-properties fo:font-style="italic" fo:font-weight="normal" style:font-style-asian="italic" style:font-weight-asian="normal" style:font-style-complex="italic" style:font-weight-complex="normal"/>
    </style:style>
    <style:style style:name="MT4" style:family="text">
      <style:text-properties fo:font-style="italic" fo:font-weight="normal" officeooo:rsid="002e3f11" style:font-style-asian="italic" style:font-weight-asian="normal" style:font-style-complex="italic" style:font-weight-complex="normal"/>
    </style:style>
    <style:style style:name="MT5" style:family="text">
      <style:text-properties style:font-name="Noto Sans Mono" fo:font-size="6pt" fo:font-weight="normal" officeooo:rsid="002e3f11" style:font-size-asian="6pt" style:font-weight-asian="normal" style:font-size-complex="6pt" style:font-weight-complex="normal"/>
    </style:style>
    <style:page-layout style:name="Mpm1" style:page-usage="mirrored">
      <style:page-layout-properties fo:page-width="12cm" fo:page-height="19.001cm" style:num-format="1" style:print-orientation="portrait" fo:margin-top="1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10-</text:span><text:span text:style-name="MT1"><text:page-number text:select-page="current">11</text:page-number></text:span><text:span text:style-name="MT2"><text:tab/></text:span><text:span text:style-name="MT3"><text:chapter text:display="name" text:outline-level="3">Élaboration des unités de bibliothèque </text:chapter></text:span><text:span text:style-name="MT3"><text:chapter text:display="number" text:outline-level="3"> 10.5 </text:chapter></text:span></text:p>
      </style:footer>
      <style:footer-left>
        <text:p text:style-name="MP2"><text:span text:style-name="MT4"><text:chapter text:display="number" text:outline-level="3"> 10.6 </text:chapter></text:span><text:span text:style-name="MT4"><text:chapter text:display="name" text:outline-level="3">Optimisation du programme </text:chapter></text:span><text:span text:style-name="MT5"><text:tab/></text:span><text:span text:style-name="MT1">10-</text:span><text:span text:style-name="MT1"><text:page-number text:select-page="current">12</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6:03:53.974907203</meta:creation-date>
    <dc:date>2024-07-20T11:46:52.573171678</dc:date>
    <meta:editing-duration>P1DT2H23M51S</meta:editing-duration>
    <meta:editing-cycles>112</meta:editing-cycles>
    <meta:generator>LibreOffice/24.2.4.2$Linux_X86_64 LibreOffice_project/51a6219feb6075d9a4c46691dcfe0cd9c4fff3c2</meta:generator>
    <meta:print-date>2024-07-20T11:34:37.562577505</meta:print-date>
    <meta:document-statistic meta:table-count="0" meta:image-count="0" meta:object-count="0" meta:page-count="12" meta:paragraph-count="278" meta:word-count="4992" meta:character-count="33287" meta:non-whitespace-character-count="27642"/>
  </office:meta>
</office:document-meta>
</file>